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a46" officeooo:paragraph-rsid="00119a46"/>
    </style:style>
    <style:style style:name="P2" style:family="paragraph" style:parent-style-name="Standard">
      <style:text-properties officeooo:rsid="00119a46" officeooo:paragraph-rsid="00138515"/>
    </style:style>
    <style:style style:name="P3" style:family="paragraph" style:parent-style-name="Standard">
      <style:text-properties officeooo:rsid="00119a46" officeooo:paragraph-rsid="0013e13a"/>
    </style:style>
    <style:style style:name="P4" style:family="paragraph" style:parent-style-name="Standard">
      <style:text-properties officeooo:rsid="00119a46" officeooo:paragraph-rsid="00148a0d"/>
    </style:style>
    <style:style style:name="P5" style:family="paragraph" style:parent-style-name="Standard">
      <style:text-properties officeooo:rsid="00138515" officeooo:paragraph-rsid="00138515"/>
    </style:style>
    <style:style style:name="P6" style:family="paragraph" style:parent-style-name="Standard">
      <style:text-properties officeooo:rsid="0013e13a" officeooo:paragraph-rsid="0013e13a"/>
    </style:style>
    <style:style style:name="P7" style:family="paragraph" style:parent-style-name="Standard">
      <style:text-properties officeooo:rsid="00148a0d" officeooo:paragraph-rsid="00148a0d"/>
    </style:style>
    <style:style style:name="P8" style:family="paragraph" style:parent-style-name="Standard">
      <style:paragraph-properties fo:break-before="page"/>
      <style:text-properties officeooo:rsid="00119a46" officeooo:paragraph-rsid="00119a46"/>
    </style:style>
    <style:style style:name="P9" style:family="paragraph" style:parent-style-name="Standard">
      <style:paragraph-properties fo:break-before="page"/>
      <style:text-properties officeooo:rsid="00119a46" officeooo:paragraph-rsid="00138515"/>
    </style:style>
    <style:style style:name="P10" style:family="paragraph" style:parent-style-name="Standard">
      <style:paragraph-properties fo:break-before="page"/>
      <style:text-properties officeooo:rsid="00119a46" officeooo:paragraph-rsid="0013e13a"/>
    </style:style>
    <style:style style:name="P11" style:family="paragraph" style:parent-style-name="Standard">
      <style:paragraph-properties fo:break-before="page"/>
      <style:text-properties officeooo:rsid="00119a46" officeooo:paragraph-rsid="00148a0d"/>
    </style:style>
    <style:style style:name="T1" style:family="text">
      <style:text-properties officeooo:rsid="00138515"/>
    </style:style>
    <style:style style:name="T2" style:family="text">
      <style:text-properties officeooo:rsid="0013e13a"/>
    </style:style>
    <style:style style:name="T3" style:family="text">
      <style:text-properties officeooo:rsid="00148a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ches: 1</text:p>
      <text:p text:style-name="P1">Population: 5</text:p>
      <text:p text:style-name="P1">TotalTime: 10.62 sec</text:p>
      <text:p text:style-name="P1">$by.total</text:p>
      <text:p text:style-name="P1"><text:s text:c="47"/>total.time total.pct self.time self.pct</text:p>
      <text:p text:style-name="P1">"network$oneRun" <text:s text:c="35"/>10.61 <text:s text:c="4"/>99.91 <text:s text:c="5"/>0.00 <text:s text:c="4"/>0.00</text:p>
      <text:p text:style-name="P1">"self$oneDay" <text:s text:c="38"/>10.60 <text:s text:c="4"/>99.81 <text:s text:c="5"/>0.00 <text:s text:c="4"/>0.00</text:p>
      <text:p text:style-name="P1">3_NetworkClass.R#418 <text:s text:c="31"/>10.60 <text:s text:c="4"/>99.81 <text:s text:c="5"/>0.00 <text:s text:c="4"/>0.00</text:p>
      <text:p text:style-name="P1">"&lt;Anonymous&gt;" <text:s text:c="38"/>10.58 <text:s text:c="4"/>99.62 <text:s text:c="5"/>0.07 <text:s text:c="4"/>0.66</text:p>
      <text:p text:style-name="P1">3_NetworkClass.R#444 <text:s text:c="31"/>10.51 <text:s text:c="4"/>98.96 <text:s text:c="5"/>0.00 <text:s text:c="4"/>0.00</text:p>
      <text:p text:style-name="P1">"self$oneDay_Reproduction" <text:s text:c="26"/>9.53 <text:s text:c="4"/>89.74 <text:s text:c="5"/>0.00 <text:s text:c="4"/>0.00</text:p>
      <text:p text:style-name="P1">2_PatchSimulation.R#58 <text:s text:c="30"/>9.53 <text:s text:c="4"/>89.74 <text:s text:c="5"/>0.00 <text:s text:c="4"/>0.00</text:p>
      <text:p text:style-name="P1">2_PatchSimulation.R#397 <text:s text:c="29"/>6.73 <text:s text:c="4"/>63.37 <text:s text:c="5"/>0.01 <text:s text:c="4"/>0.09</text:p>
      <text:p text:style-name="P1">"self$offspringDistribution" <text:s text:c="24"/>6.73 <text:s text:c="4"/>63.37 <text:s text:c="5"/>0.00 <text:s text:c="4"/>0.00</text:p>
      <text:p text:style-name="P1">4_MultiplexGeneratingFunction_multiLocus.R#291 <text:s text:c="6"/>3.91 <text:s text:c="4"/>36.82 <text:s text:c="5"/>0.01 <text:s text:c="4"/>0.09</text:p>
      <text:p text:style-name="P1">"aggregate" <text:s text:c="41"/>3.90 <text:s text:c="4"/>36.72 <text:s text:c="5"/>0.02 <text:s text:c="4"/>0.19</text:p>
      <text:p text:style-name="P1">"aggregate.formula" <text:s text:c="33"/>3.88 <text:s text:c="4"/>36.53 <text:s text:c="5"/>0.04 <text:s text:c="4"/>0.38</text:p>
      <text:p text:style-name="P1">2_PatchSimulation.R#419 <text:s text:c="29"/>2.75 <text:s text:c="4"/>25.89 <text:s text:c="5"/>0.08 <text:s text:c="4"/>0.75</text:p>
      <text:p text:style-name="P1">"eval" <text:s text:c="46"/>2.71 <text:s text:c="4"/>25.52 <text:s text:c="5"/>0.36 <text:s text:c="4"/>3.39</text:p>
      <text:p text:style-name="P1">"Mosquito$new" <text:s text:c="38"/>2.69 <text:s text:c="4"/>25.33 <text:s text:c="5"/>0.50 <text:s text:c="4"/>4.71</text:p>
      <text:p text:style-name="P1">"FUN" <text:s text:c="47"/>2.31 <text:s text:c="4"/>21.75 <text:s text:c="5"/>0.54 <text:s text:c="4"/>5.08</text:p>
      <text:p text:style-name="P1">"apply" <text:s text:c="45"/>2.09 <text:s text:c="4"/>19.68 <text:s text:c="5"/>0.28 <text:s text:c="4"/>2.64</text:p>
      <text:p text:style-name="P1">4_MultiplexGeneratingFunction_multiLocus.R#284 <text:s text:c="6"/>1.81 <text:s text:c="4"/>17.04 <text:s text:c="5"/>0.01 <text:s text:c="4"/>0.09</text:p>
      <text:p text:style-name="P1">"stats::model.frame" <text:s text:c="32"/>1.58 <text:s text:c="4"/>14.88 <text:s text:c="5"/>0.03 <text:s text:c="4"/>0.28</text:p>
      <text:p text:style-name="P1">"model.frame.default" <text:s text:c="31"/>1.55 <text:s text:c="4"/>14.60 <text:s text:c="5"/>0.09 <text:s text:c="4"/>0.85</text:p>
      <text:p text:style-name="P1">"lapply" <text:s text:c="44"/>1.54 <text:s text:c="4"/>14.50 <text:s text:c="5"/>0.60 <text:s text:c="4"/>5.65</text:p>
      <text:p text:style-name="P1">"data.frame" <text:s text:c="40"/>1.54 <text:s text:c="4"/>14.50 <text:s text:c="5"/>0.21 <text:s text:c="4"/>1.98</text:p>
      <text:p text:style-name="P1">"sort.default" <text:s text:c="38"/>1.36 <text:s text:c="4"/>12.81 <text:s text:c="5"/>0.09 <text:s text:c="4"/>0.85</text:p>
      <text:p text:style-name="P1">"aggregate.data.frame" <text:s text:c="30"/>1.31 <text:s text:c="4"/>12.34 <text:s text:c="5"/>0.10 <text:s text:c="4"/>0.94</text:p>
      <text:p text:style-name="P1">"sort.int" <text:s text:c="42"/>1.27 <text:s text:c="4"/>11.96 <text:s text:c="5"/>0.30 <text:s text:c="4"/>2.82</text:p>
      <text:p text:style-name="P1">"assign_func_envs" <text:s text:c="34"/>1.00 <text:s text:c="5"/>9.42 <text:s text:c="5"/>0.07 <text:s text:c="4"/>0.66</text:p>
      <text:p text:style-name="P1"/>
      <text:p text:style-name="P1"/>
      <text:p text:style-name="P8">Patches: 20</text:p>
      <text:p text:style-name="P1">Population: 5</text:p>
      <text:p text:style-name="P1">TotalTime: <text:s/>159.19 sec</text:p>
      <text:p text:style-name="P5">$by.total</text:p>
      <text:p text:style-name="P5"><text:s text:c="47"/>total.time total.pct self.time self.pct</text:p>
      <text:p text:style-name="P5">"network$oneRun" <text:s text:c="34"/>156.18 <text:s text:c="4"/>99.99 <text:s text:c="5"/>0.00 <text:s text:c="4"/>0.00</text:p>
      <text:p text:style-name="P5">"self$oneDay" <text:s text:c="37"/>156.16 <text:s text:c="4"/>99.98 <text:s text:c="5"/>0.00 <text:s text:c="4"/>0.00</text:p>
      <text:p text:style-name="P5">3_NetworkClass.R#418 <text:s text:c="30"/>156.16 <text:s text:c="4"/>99.98 <text:s text:c="5"/>0.00 <text:s text:c="4"/>0.00</text:p>
      <text:p text:style-name="P5">"&lt;Anonymous&gt;" <text:s text:c="37"/>156.02 <text:s text:c="4"/>99.89 <text:s text:c="5"/>0.71 <text:s text:c="4"/>0.45</text:p>
      <text:p text:style-name="P5">3_NetworkClass.R#444 <text:s text:c="30"/>155.49 <text:s text:c="4"/>99.55 <text:s text:c="5"/>0.02 <text:s text:c="4"/>0.01</text:p>
      <text:p text:style-name="P5">2_PatchSimulation.R#58 <text:s text:c="28"/>140.29 <text:s text:c="4"/>89.82 <text:s text:c="5"/>0.03 <text:s text:c="4"/>0.02</text:p>
      <text:p text:style-name="P5">"self$oneDay_Reproduction" <text:s text:c="24"/>140.27 <text:s text:c="4"/>89.81 <text:s text:c="5"/>0.00 <text:s text:c="4"/>0.00</text:p>
      <text:p text:style-name="P5">2_PatchSimulation.R#397 <text:s text:c="27"/>102.68 <text:s text:c="4"/>65.74 <text:s text:c="5"/>0.24 <text:s text:c="4"/>0.15</text:p>
      <text:p text:style-name="P5">"self$offspringDistribution" <text:s text:c="22"/>102.58 <text:s text:c="4"/>65.68 <text:s text:c="5"/>0.02 <text:s text:c="4"/>0.01</text:p>
      <text:p text:style-name="P5">4_MultiplexGeneratingFunction_multiLocus.R#291 <text:s text:c="5"/>60.21 <text:s text:c="4"/>38.55 <text:s text:c="5"/>0.15 <text:s text:c="4"/>0.10</text:p>
      <text:p text:style-name="P5">"aggregate" <text:s text:c="40"/>60.12 <text:s text:c="4"/>38.49 <text:s text:c="5"/>0.19 <text:s text:c="4"/>0.12</text:p>
      <text:p text:style-name="P5">"aggregate.formula" <text:s text:c="32"/>59.90 <text:s text:c="4"/>38.35 <text:s text:c="5"/>0.55 <text:s text:c="4"/>0.35</text:p>
      <text:p text:style-name="P5">"eval" <text:s text:c="45"/>42.91 <text:s text:c="4"/>27.47 <text:s text:c="5"/>4.75 <text:s text:c="4"/>3.04</text:p>
      <text:p text:style-name="P5">"FUN" <text:s text:c="46"/>37.69 <text:s text:c="4"/>24.13 <text:s text:c="4"/>10.15 <text:s text:c="4"/>6.50</text:p>
      <text:p text:style-name="P5">2_PatchSimulation.R#419 <text:s text:c="28"/>36.77 <text:s text:c="4"/>23.54 <text:s text:c="5"/>1.57 <text:s text:c="4"/>1.01</text:p>
      <text:p text:style-name="P5">"Mosquito$new" <text:s text:c="37"/>35.54 <text:s text:c="4"/>22.75 <text:s text:c="5"/>8.07 <text:s text:c="4"/>5.17</text:p>
      <text:p text:style-name="P5">"apply" <text:s text:c="44"/>34.07 <text:s text:c="4"/>21.81 <text:s text:c="5"/>4.65 <text:s text:c="4"/>2.98</text:p>
      <text:p text:style-name="P5">4_MultiplexGeneratingFunction_multiLocus.R#284 <text:s text:c="5"/>29.64 <text:s text:c="4"/>18.98 <text:s text:c="5"/>0.08 <text:s text:c="4"/>0.05</text:p>
      <text:p text:style-name="P5">"stats::model.frame" <text:s text:c="31"/>24.48 <text:s text:c="4"/>15.67 <text:s text:c="5"/>0.30 <text:s text:c="4"/>0.19</text:p>
      <text:p text:style-name="P5">"data.frame" <text:s text:c="39"/>24.33 <text:s text:c="4"/>15.58 <text:s text:c="5"/>2.88 <text:s text:c="4"/>1.84</text:p>
      <text:p text:style-name="P5">"model.frame.default" <text:s text:c="30"/>24.18 <text:s text:c="4"/>15.48 <text:s text:c="5"/>1.62 <text:s text:c="4"/>1.04</text:p>
      <text:p text:style-name="P5">"lapply" <text:s text:c="43"/>21.50 <text:s text:c="4"/>13.77 <text:s text:c="5"/>5.76 <text:s text:c="4"/>3.69</text:p>
      <text:p text:style-name="P5">"sort.default" <text:s text:c="37"/>21.28 <text:s text:c="4"/>13.62 <text:s text:c="5"/>1.01 <text:s text:c="4"/>0.65</text:p>
      <text:p text:style-name="P5">"sort.int" <text:s text:c="41"/>20.27 <text:s text:c="4"/>12.98 <text:s text:c="5"/>4.44 <text:s text:c="4"/>2.84</text:p>
      <text:p text:style-name="P5">"aggregate.data.frame" <text:s text:c="29"/>20.18 <text:s text:c="4"/>12.92 <text:s text:c="5"/>1.06 <text:s text:c="4"/>0.68</text:p>
      <text:p text:style-name="P5">"as.data.frame" <text:s text:c="36"/>14.34 <text:s text:c="5"/>9.18 <text:s text:c="5"/>0.96 <text:s text:c="4"/>0.61</text:p>
      <text:p text:style-name="P5">"match.arg" <text:s text:c="40"/>14.00 <text:s text:c="5"/>8.96 <text:s text:c="5"/>4.98 <text:s text:c="4"/>3.19</text:p>
      <text:p text:style-name="P5">"assign_func_envs" <text:s text:c="33"/>13.70 <text:s text:c="5"/>8.77 <text:s text:c="5"/>0.98 <text:s text:c="4"/>0.63</text:p>
      <text:p text:style-name="P5">"is.data.frame" <text:s text:c="36"/>13.23 <text:s text:c="5"/>8.47 <text:s text:c="5"/>0.46 <text:s text:c="4"/>0.29</text:p>
      <text:p text:style-name="P5">"[" <text:s text:c="48"/>12.05 <text:s text:c="5"/>7.71 <text:s text:c="5"/>0.60 <text:s text:c="4"/>0.38</text:p>
      <text:p text:style-name="P5">"[.data.frame" <text:s text:c="37"/>11.44 <text:s text:c="5"/>7.32 <text:s text:c="5"/>3.58 <text:s text:c="4"/>2.29</text:p>
      <text:p text:style-name="P5">"sort.list" <text:s text:c="40"/>10.43 <text:s text:c="5"/>6.68 <text:s text:c="5"/>3.02 <text:s text:c="4"/>1.93</text:p>
      <text:p text:style-name="P5">"as.data.frame.character" <text:s text:c="27"/>8.72 <text:s text:c="5"/>5.58 <text:s text:c="5"/>0.55 <text:s text:c="4"/>0.35</text:p>
      <text:p text:style-name="P5">"self$oneDay_Age" <text:s text:c="35"/>8.26 <text:s text:c="5"/>5.29 <text:s text:c="5"/>0.00 <text:s text:c="4"/>0.00</text:p>
      <text:p text:style-name="P5">2_PatchSimulation.R#86 <text:s text:c="30"/>7.99 <text:s text:c="5"/>5.12 <text:s text:c="5"/>3.87 <text:s text:c="4"/>2.48</text:p>
      <text:p text:style-name="P5">"deparse" <text:s text:c="43"/>7.83 <text:s text:c="5"/>5.01 <text:s text:c="5"/>2.10 <text:s text:c="4"/>1.34</text:p>
      <text:p text:style-name="P5">"%in%" <text:s text:c="46"/>6.70 <text:s text:c="5"/>4.29 <text:s text:c="5"/>3.12 <text:s text:c="4"/>2.00</text:p>
      <text:p text:style-name="P5">"factor" <text:s text:c="44"/>5.81 <text:s text:c="5"/>3.72 <text:s text:c="5"/>1.60 <text:s text:c="4"/>1.02</text:p>
      <text:p text:style-name="P5">"lockBinding" <text:s text:c="39"/>5.45 <text:s text:c="5"/>3.49 <text:s text:c="5"/>3.62 <text:s text:c="4"/>2.32</text:p>
      <text:p text:style-name="P5">2_PatchSimulation.R#30 <text:s text:c="30"/>5.31 <text:s text:c="5"/>3.40 <text:s text:c="5"/>0.00 <text:s text:c="4"/>0.00</text:p>
      <text:p text:style-name="P5">".External2" <text:s text:c="40"/>5.10 <text:s text:c="5"/>3.27 <text:s text:c="5"/>0.20 <text:s text:c="4"/>0.13</text:p>
      <text:p text:style-name="P5">"na.omit" <text:s text:c="43"/>4.90 <text:s text:c="5"/>3.14 <text:s text:c="5"/>0.26 <text:s text:c="4"/>0.17</text:p>
      <text:p text:style-name="P5">"na.omit.data.frame" <text:s text:c="32"/>4.64 <text:s text:c="5"/>2.97 <text:s text:c="5"/>0.52 <text:s text:c="4"/>0.33</text:p>
      <text:p text:style-name="P5">"as.data.frame.numeric" <text:s text:c="29"/>4.58 <text:s text:c="5"/>2.93 <text:s text:c="5"/>0.42 <text:s text:c="4"/>0.27</text:p>
      <text:p text:style-name="P5"><text:soft-page-break/>"$" <text:s text:c="49"/>4.55 <text:s text:c="5"/>2.91 <text:s text:c="5"/>0.01 <text:s text:c="4"/>0.01</text:p>
      <text:p text:style-name="P5">".deparseOpts" <text:s text:c="38"/>4.30 <text:s text:c="5"/>2.75 <text:s text:c="5"/>1.53 <text:s text:c="4"/>0.98</text:p>
      <text:p text:style-name="P5">"critter$age_one_day" <text:s text:c="31"/>4.16 <text:s text:c="5"/>2.66 <text:s text:c="5"/>0.01 <text:s text:c="4"/>0.01</text:p>
      <text:p text:style-name="P5">"paste" <text:s text:c="45"/>4.14 <text:s text:c="5"/>2.65 <text:s text:c="5"/>0.53 <text:s text:c="4"/>0.34</text:p>
      <text:p text:style-name="P5">1_MosquitoClass.R#68 <text:s text:c="32"/>4.11 <text:s text:c="5"/>2.63 <text:s text:c="5"/>4.04 <text:s text:c="4"/>2.59</text:p>
      <text:p text:style-name="P5">"formals" <text:s text:c="43"/>3.67 <text:s text:c="5"/>2.35 <text:s text:c="5"/>2.19 <text:s text:c="4"/>1.40</text:p>
      <text:p text:style-name="P5">"as.matrix" <text:s text:c="41"/>3.49 <text:s text:c="5"/>2.23 <text:s text:c="5"/>0.13 <text:s text:c="4"/>0.08</text:p>
      <text:p text:style-name="P5">"c" <text:s text:c="49"/>3.43 <text:s text:c="5"/>2.20 <text:s text:c="5"/>3.43 <text:s text:c="4"/>2.20</text:p>
      <text:p text:style-name="P5">"self$oneDay_EggMaturation" <text:s text:c="25"/>3.41 <text:s text:c="5"/>2.18 <text:s text:c="5"/>0.00 <text:s text:c="4"/>0.00</text:p>
      <text:p text:style-name="P5">2_PatchSimulation.R#48 <text:s text:c="30"/>3.41 <text:s text:c="5"/>2.18 <text:s text:c="5"/>0.00 <text:s text:c="4"/>0.00</text:p>
      <text:p text:style-name="P5">"make.names" <text:s text:c="40"/>3.39 <text:s text:c="5"/>2.17 <text:s text:c="5"/>0.90 <text:s text:c="4"/>0.58</text:p>
      <text:p text:style-name="P5">"as.matrix.data.frame" <text:s text:c="30"/>3.36 <text:s text:c="5"/>2.15 <text:s text:c="5"/>1.39 <text:s text:c="4"/>0.89</text:p>
      <text:p text:style-name="P5">"expand.grid" <text:s text:c="39"/>3.32 <text:s text:c="5"/>2.13 <text:s text:c="5"/>1.54 <text:s text:c="4"/>0.99</text:p>
      <text:p text:style-name="P5">"as.list" <text:s text:c="43"/>3.27 <text:s text:c="5"/>2.09 <text:s text:c="5"/>1.96 <text:s text:c="4"/>1.25</text:p>
      <text:p text:style-name="P5">"[[" <text:s text:c="48"/>3.26 <text:s text:c="5"/>2.09 <text:s text:c="5"/>0.64 <text:s text:c="4"/>0.41</text:p>
      <text:p text:style-name="P5">"list2env2" <text:s text:c="41"/>3.19 <text:s text:c="5"/>2.04 <text:s text:c="5"/>2.11 <text:s text:c="4"/>1.35</text:p>
      <text:p text:style-name="P5">2_PatchSimulation.R#47 <text:s text:c="30"/>2.95 <text:s text:c="5"/>1.89 <text:s text:c="5"/>0.01 <text:s text:c="4"/>0.01</text:p>
      <text:p text:style-name="P5">"self$oneDay_LarvaMaturation" <text:s text:c="23"/>2.94 <text:s text:c="5"/>1.88 <text:s text:c="5"/>0.00 <text:s text:c="4"/>0.00</text:p>
      <text:p text:style-name="P5">"[[.data.frame" <text:s text:c="37"/>2.91 <text:s text:c="5"/>1.86 <text:s text:c="5"/>0.93 <text:s text:c="4"/>0.60</text:p>
      <text:p text:style-name="P5">"force" <text:s text:c="45"/>2.86 <text:s text:c="5"/>1.83 <text:s text:c="5"/>0.23 <text:s text:c="4"/>0.15</text:p>
      <text:p text:style-name="P5">"unique" <text:s text:c="44"/>2.84 <text:s text:c="5"/>1.82 <text:s text:c="5"/>1.56 <text:s text:c="4"/>1.00</text:p>
      <text:p text:style-name="P5">"mode" <text:s text:c="46"/>2.82 <text:s text:c="5"/>1.81 <text:s text:c="5"/>0.47 <text:s text:c="4"/>0.30</text:p>
      <text:p text:style-name="P5">2_PatchSimulation.R#29 <text:s text:c="30"/>2.80 <text:s text:c="5"/>1.79 <text:s text:c="5"/>0.01 <text:s text:c="4"/>0.01</text:p>
      <text:p text:style-name="P5">2_PatchSimulation.R#264 <text:s text:c="29"/>2.69 <text:s text:c="5"/>1.72 <text:s text:c="5"/>1.95 <text:s text:c="4"/>1.25</text:p>
      <text:p text:style-name="P5">"sapply" <text:s text:c="44"/>2.69 <text:s text:c="5"/>1.72 <text:s text:c="5"/>0.12 <text:s text:c="4"/>0.08</text:p>
      <text:p text:style-name="P5">4_MultiplexGeneratingFunction_multiLocus.R#305 <text:s text:c="6"/>2.63 <text:s text:c="5"/>1.68 <text:s text:c="5"/>0.04 <text:s text:c="4"/>0.03</text:p>
      <text:p text:style-name="P5">"split" <text:s text:c="45"/>2.58 <text:s text:c="5"/>1.65 <text:s text:c="5"/>0.19 <text:s text:c="4"/>0.12</text:p>
      <text:p text:style-name="P5">"length" <text:s text:c="44"/>2.43 <text:s text:c="5"/>1.56 <text:s text:c="5"/>2.43 <text:s text:c="4"/>1.56</text:p>
      <text:p text:style-name="P5">"structure" <text:s text:c="41"/>2.43 <text:s text:c="5"/>1.56 <text:s text:c="5"/>1.78 <text:s text:c="4"/>1.14</text:p>
      <text:p text:style-name="P5">"split.default" <text:s text:c="37"/>2.39 <text:s text:c="5"/>1.53 <text:s text:c="5"/>0.20 <text:s text:c="4"/>0.13</text:p>
      <text:p text:style-name="P5">"dim" <text:s text:c="47"/>2.36 <text:s text:c="5"/>1.51 <text:s text:c="5"/>0.90 <text:s text:c="4"/>0.58</text:p>
      <text:p text:style-name="P5">"order" <text:s text:c="45"/>2.36 <text:s text:c="5"/>1.51 <text:s text:c="5"/>0.55 <text:s text:c="4"/>0.35</text:p>
      <text:p text:style-name="P5">"vapply" <text:s text:c="44"/>2.31 <text:s text:c="5"/>1.48 <text:s text:c="5"/>0.86 <text:s text:c="4"/>0.55</text:p>
      <text:p text:style-name="P5">"as.factor" <text:s text:c="41"/>2.20 <text:s text:c="5"/>1.41 <text:s text:c="5"/>0.08 <text:s text:c="4"/>0.05</text:p>
      <text:p text:style-name="P5">2_PatchSimulation.R#222 <text:s text:c="29"/>2.05 <text:s text:c="5"/>1.31 <text:s text:c="5"/>1.58 <text:s text:c="4"/>1.01</text:p>
      <text:p text:style-name="P5">4_MultiplexGeneratingFunction_multiLocus.R#306 <text:s text:c="6"/>1.92 <text:s text:c="5"/>1.23 <text:s text:c="5"/>0.02 <text:s text:c="4"/>0.01</text:p>
      <text:p text:style-name="P5">"as.name" <text:s text:c="43"/>1.83 <text:s text:c="5"/>1.17 <text:s text:c="5"/>1.83 <text:s text:c="4"/>1.17</text:p>
      <text:p text:style-name="P5">"pmatch" <text:s text:c="44"/>1.78 <text:s text:c="5"/>1.14 <text:s text:c="5"/>1.31 <text:s text:c="4"/>0.84</text:p>
      <text:p text:style-name="P5">"names" <text:s text:c="45"/>1.74 <text:s text:c="5"/>1.11 <text:s text:c="5"/>1.74 <text:s text:c="4"/>1.11</text:p>
      <text:p text:style-name="P5">"match" <text:s text:c="45"/>1.59 <text:s text:c="5"/>1.02 <text:s text:c="5"/>0.10 <text:s text:c="4"/>0.06</text:p>
      <text:p text:style-name="P5"/>
      <text:p text:style-name="P9">Patches: <text:span text:style-name="T1">1</text:span></text:p>
      <text:p text:style-name="P2">Population: <text:span text:style-name="T1">10</text:span></text:p>
      <text:p text:style-name="P2">TotalTime: <text:s/><text:span text:style-name="T1">14.7</text:span> sec</text:p>
      <text:p text:style-name="P5">$by.total</text:p>
      <text:p text:style-name="P5"><text:s text:c="47"/>total.time total.pct self.time self.pct</text:p>
      <text:p text:style-name="P5">"network$oneRun" <text:s text:c="35"/>14.69 <text:s text:c="4"/>99.93 <text:s text:c="5"/>0.00 <text:s text:c="4"/>0.00</text:p>
      <text:p text:style-name="P5">"&lt;Anonymous&gt;" <text:s text:c="38"/>14.64 <text:s text:c="4"/>99.59 <text:s text:c="5"/>0.09 <text:s text:c="4"/>0.61</text:p>
      <text:p text:style-name="P5">"self$oneDay" <text:s text:c="38"/>14.64 <text:s text:c="4"/>99.59 <text:s text:c="5"/>0.00 <text:s text:c="4"/>0.00</text:p>
      <text:p text:style-name="P5">3_NetworkClass.R#418 <text:s text:c="31"/>14.64 <text:s text:c="4"/>99.59 <text:s text:c="5"/>0.00 <text:s text:c="4"/>0.00</text:p>
      <text:p text:style-name="P5">3_NetworkClass.R#444 <text:s text:c="31"/>14.59 <text:s text:c="4"/>99.25 <text:s text:c="5"/>0.00 <text:s text:c="4"/>0.00</text:p>
      <text:p text:style-name="P5">"self$oneDay_Reproduction" <text:s text:c="25"/>13.03 <text:s text:c="4"/>88.64 <text:s text:c="5"/>0.00 <text:s text:c="4"/>0.00</text:p>
      <text:p text:style-name="P5">2_PatchSimulation.R#58 <text:s text:c="29"/>13.03 <text:s text:c="4"/>88.64 <text:s text:c="5"/>0.00 <text:s text:c="4"/>0.00</text:p>
      <text:p text:style-name="P5">2_PatchSimulation.R#397 <text:s text:c="29"/>9.51 <text:s text:c="4"/>64.69 <text:s text:c="5"/>0.01 <text:s text:c="4"/>0.07</text:p>
      <text:p text:style-name="P5">"self$offspringDistribution" <text:s text:c="24"/>9.50 <text:s text:c="4"/>64.63 <text:s text:c="5"/>0.00 <text:s text:c="4"/>0.00</text:p>
      <text:p text:style-name="P5">4_MultiplexGeneratingFunction_multiLocus.R#291 <text:s text:c="6"/>5.66 <text:s text:c="4"/>38.50 <text:s text:c="5"/>0.05 <text:s text:c="4"/>0.34</text:p>
      <text:p text:style-name="P5">"aggregate" <text:s text:c="41"/>5.63 <text:s text:c="4"/>38.30 <text:s text:c="5"/>0.04 <text:s text:c="4"/>0.27</text:p>
      <text:p text:style-name="P5">"aggregate.formula" <text:s text:c="33"/>5.57 <text:s text:c="4"/>37.89 <text:s text:c="5"/>0.02 <text:s text:c="4"/>0.14</text:p>
      <text:p text:style-name="P5">"eval" <text:s text:c="46"/>3.95 <text:s text:c="4"/>26.87 <text:s text:c="5"/>0.40 <text:s text:c="4"/>2.72</text:p>
      <text:p text:style-name="P5">"FUN" <text:s text:c="47"/>3.52 <text:s text:c="4"/>23.95 <text:s text:c="5"/>1.06 <text:s text:c="4"/>7.21</text:p>
      <text:p text:style-name="P5">2_PatchSimulation.R#419 <text:s text:c="29"/>3.45 <text:s text:c="4"/>23.47 <text:s text:c="5"/>0.14 <text:s text:c="4"/>0.95</text:p>
      <text:p text:style-name="P5">"Mosquito$new" <text:s text:c="38"/>3.35 <text:s text:c="4"/>22.79 <text:s text:c="5"/>0.79 <text:s text:c="4"/>5.37</text:p>
      <text:p text:style-name="P5">"apply" <text:s text:c="45"/>2.98 <text:s text:c="4"/>20.27 <text:s text:c="5"/>0.33 <text:s text:c="4"/>2.24</text:p>
      <text:p text:style-name="P5">4_MultiplexGeneratingFunction_multiLocus.R#284 <text:s text:c="6"/>2.67 <text:s text:c="4"/>18.16 <text:s text:c="5"/>0.02 <text:s text:c="4"/>0.14</text:p>
      <text:p text:style-name="P5">"data.frame" <text:s text:c="40"/>2.33 <text:s text:c="4"/>15.85 <text:s text:c="5"/>0.25 <text:s text:c="4"/>1.70</text:p>
      <text:p text:style-name="P5">"stats::model.frame" <text:s text:c="32"/>2.31 <text:s text:c="4"/>15.71 <text:s text:c="5"/>0.01 <text:s text:c="4"/>0.07</text:p>
      <text:p text:style-name="P5">"model.frame.default" <text:s text:c="31"/>2.30 <text:s text:c="4"/>15.65 <text:s text:c="5"/>0.19 <text:s text:c="4"/>1.29</text:p>
      <text:p text:style-name="P5">"lapply" <text:s text:c="44"/>2.19 <text:s text:c="4"/>14.90 <text:s text:c="5"/>0.69 <text:s text:c="4"/>4.69</text:p>
      <text:p text:style-name="P5">"aggregate.data.frame" <text:s text:c="30"/>1.99 <text:s text:c="4"/>13.54 <text:s text:c="5"/>0.09 <text:s text:c="4"/>0.61</text:p>
      <text:p text:style-name="P5">"sort.default" <text:s text:c="38"/>1.89 <text:s text:c="4"/>12.86 <text:s text:c="5"/>0.09 <text:s text:c="4"/>0.61</text:p>
      <text:p text:style-name="P5">"sort.int" <text:s text:c="42"/>1.80 <text:s text:c="4"/>12.24 <text:s text:c="5"/>0.36 <text:s text:c="4"/>2.45</text:p>
      <text:p text:style-name="P5">"as.data.frame" <text:s text:c="37"/>1.41 <text:s text:c="5"/>9.59 <text:s text:c="5"/>0.04 <text:s text:c="4"/>0.27</text:p>
      <text:p text:style-name="P5">"assign_func_envs" <text:s text:c="34"/>1.38 <text:s text:c="5"/>9.39 <text:s text:c="5"/>0.04 <text:s text:c="4"/>0.27</text:p>
      <text:p text:style-name="P5">"is.data.frame" <text:s text:c="37"/>1.30 <text:s text:c="5"/>8.84 <text:s text:c="5"/>0.05 <text:s text:c="4"/>0.34</text:p>
      <text:p text:style-name="P5">"match.arg" <text:s text:c="41"/>1.25 <text:s text:c="5"/>8.50 <text:s text:c="5"/>0.41 <text:s text:c="4"/>2.79</text:p>
      <text:p text:style-name="P5">"[" <text:s text:c="49"/>1.08 <text:s text:c="5"/>7.35 <text:s text:c="5"/>0.10 <text:s text:c="4"/>0.68</text:p>
      <text:p text:style-name="P5">"[.data.frame" <text:s text:c="38"/>0.95 <text:s text:c="5"/>6.46 <text:s text:c="5"/>0.31 <text:s text:c="4"/>2.11</text:p>
      <text:p text:style-name="P5">"sort.list" <text:s text:c="41"/>0.91 <text:s text:c="5"/>6.19 <text:s text:c="5"/>0.31 <text:s text:c="4"/>2.11</text:p>
      <text:p text:style-name="P5">"as.data.frame.character" <text:s text:c="27"/>0.83 <text:s text:c="5"/>5.65 <text:s text:c="5"/>0.04 <text:s text:c="4"/>0.27</text:p>
      <text:p text:style-name="P5">"self$oneDay_Age" <text:s text:c="35"/>0.77 <text:s text:c="5"/>5.24 <text:s text:c="5"/>0.00 <text:s text:c="4"/>0.00</text:p>
      <text:p text:style-name="P5">2_PatchSimulation.R#86 <text:s text:c="30"/>0.74 <text:s text:c="5"/>5.03 <text:s text:c="5"/>0.31 <text:s text:c="4"/>2.11</text:p>
      <text:p text:style-name="P5">"deparse" <text:s text:c="43"/>0.73 <text:s text:c="5"/>4.97 <text:s text:c="5"/>0.14 <text:s text:c="4"/>0.95</text:p>
      <text:p text:style-name="P5">"factor" <text:s text:c="44"/>0.55 <text:s text:c="5"/>3.74 <text:s text:c="5"/>0.13 <text:s text:c="4"/>0.88</text:p>
      <text:p text:style-name="P5">2_PatchSimulation.R#30 <text:s text:c="30"/>0.55 <text:s text:c="5"/>3.74 <text:s text:c="5"/>0.00 <text:s text:c="4"/>0.00</text:p>
      <text:p text:style-name="P5">"as.data.frame.numeric" <text:s text:c="29"/>0.53 <text:s text:c="5"/>3.61 <text:s text:c="5"/>0.07 <text:s text:c="4"/>0.48</text:p>
      <text:p text:style-name="P5">"%in%" <text:s text:c="46"/>0.50 <text:s text:c="5"/>3.40 <text:s text:c="5"/>0.23 <text:s text:c="4"/>1.56</text:p>
      <text:p text:style-name="P5">".External2" <text:s text:c="40"/>0.44 <text:s text:c="5"/>2.99 <text:s text:c="5"/>0.02 <text:s text:c="4"/>0.14</text:p>
      <text:p text:style-name="P5">1_MosquitoClass.R#68 <text:s text:c="32"/>0.43 <text:s text:c="5"/>2.93 <text:s text:c="5"/>0.42 <text:s text:c="4"/>2.86</text:p>
      <text:p text:style-name="P5">".deparseOpts" <text:s text:c="38"/>0.43 <text:s text:c="5"/>2.93 <text:s text:c="5"/>0.16 <text:s text:c="4"/>1.09</text:p>
      <text:p text:style-name="P5">"critter$age_one_day" <text:s text:c="31"/>0.43 <text:s text:c="5"/>2.93 <text:s text:c="5"/>0.00 <text:s text:c="4"/>0.00</text:p>
      <text:p text:style-name="P5"><text:soft-page-break/>"na.omit" <text:s text:c="43"/>0.42 <text:s text:c="5"/>2.86 <text:s text:c="5"/>0.05 <text:s text:c="4"/>0.34</text:p>
      <text:p text:style-name="P5">"$" <text:s text:c="49"/>0.42 <text:s text:c="5"/>2.86 <text:s text:c="5"/>0.00 <text:s text:c="4"/>0.00</text:p>
      <text:p text:style-name="P5">"formals" <text:s text:c="43"/>0.41 <text:s text:c="5"/>2.79 <text:s text:c="5"/>0.26 <text:s text:c="4"/>1.77</text:p>
      <text:p text:style-name="P5">"na.omit.data.frame" <text:s text:c="32"/>0.37 <text:s text:c="5"/>2.52 <text:s text:c="5"/>0.05 <text:s text:c="4"/>0.34</text:p>
      <text:p text:style-name="P5">"self$oneDay_EggMaturation" <text:s text:c="25"/>0.37 <text:s text:c="5"/>2.52 <text:s text:c="5"/>0.00 <text:s text:c="4"/>0.00</text:p>
      <text:p text:style-name="P5">2_PatchSimulation.R#48 <text:s text:c="30"/>0.37 <text:s text:c="5"/>2.52 <text:s text:c="5"/>0.00 <text:s text:c="4"/>0.00</text:p>
      <text:p text:style-name="P5">"c" <text:s text:c="49"/>0.36 <text:s text:c="5"/>2.45 <text:s text:c="5"/>0.36 <text:s text:c="4"/>2.45</text:p>
      <text:p text:style-name="P5">"structure" <text:s text:c="41"/>0.35 <text:s text:c="5"/>2.38 <text:s text:c="5"/>0.30 <text:s text:c="4"/>2.04</text:p>
      <text:p text:style-name="P5">"lockBinding" <text:s text:c="39"/>0.35 <text:s text:c="5"/>2.38 <text:s text:c="5"/>0.26 <text:s text:c="4"/>1.77</text:p>
      <text:p text:style-name="P5">"paste" <text:s text:c="45"/>0.35 <text:s text:c="5"/>2.38 <text:s text:c="5"/>0.06 <text:s text:c="4"/>0.41</text:p>
      <text:p text:style-name="P5">"self$oneDay_LarvaMaturation" <text:s text:c="23"/>0.35 <text:s text:c="5"/>2.38 <text:s text:c="5"/>0.00 <text:s text:c="4"/>0.00</text:p>
      <text:p text:style-name="P5">2_PatchSimulation.R#47 <text:s text:c="30"/>0.35 <text:s text:c="5"/>2.38 <text:s text:c="5"/>0.00 <text:s text:c="4"/>0.00</text:p>
      <text:p text:style-name="P5">2_PatchSimulation.R#264 <text:s text:c="29"/>0.32 <text:s text:c="5"/>2.18 <text:s text:c="5"/>0.28 <text:s text:c="4"/>1.90</text:p>
      <text:p text:style-name="P5">"make.names" <text:s text:c="40"/>0.32 <text:s text:c="5"/>2.18 <text:s text:c="5"/>0.11 <text:s text:c="4"/>0.75</text:p>
      <text:p text:style-name="P5">"[[" <text:s text:c="48"/>0.32 <text:s text:c="5"/>2.18 <text:s text:c="5"/>0.07 <text:s text:c="4"/>0.48</text:p>
      <text:p text:style-name="P5">"expand.grid" <text:s text:c="39"/>0.31 <text:s text:c="5"/>2.11 <text:s text:c="5"/>0.12 <text:s text:c="4"/>0.82</text:p>
      <text:p text:style-name="P5">"list2env2" <text:s text:c="41"/>0.28 <text:s text:c="5"/>1.90 <text:s text:c="5"/>0.19 <text:s text:c="4"/>1.29</text:p>
      <text:p text:style-name="P5">"force" <text:s text:c="45"/>0.28 <text:s text:c="5"/>1.90 <text:s text:c="5"/>0.03 <text:s text:c="4"/>0.20</text:p>
      <text:p text:style-name="P5">"unique" <text:s text:c="44"/>0.27 <text:s text:c="5"/>1.84 <text:s text:c="5"/>0.17 <text:s text:c="4"/>1.16</text:p>
      <text:p text:style-name="P5">"[[.data.frame" <text:s text:c="37"/>0.27 <text:s text:c="5"/>1.84 <text:s text:c="5"/>0.14 <text:s text:c="4"/>0.95</text:p>
      <text:p text:style-name="P5">"as.matrix" <text:s text:c="41"/>0.26 <text:s text:c="5"/>1.77 <text:s text:c="5"/>0.02 <text:s text:c="4"/>0.14</text:p>
      <text:p text:style-name="P5">"dim" <text:s text:c="47"/>0.25 <text:s text:c="5"/>1.70 <text:s text:c="5"/>0.08 <text:s text:c="4"/>0.54</text:p>
      <text:p text:style-name="P5">"sapply" <text:s text:c="44"/>0.25 <text:s text:c="5"/>1.70 <text:s text:c="5"/>0.02 <text:s text:c="4"/>0.14</text:p>
      <text:p text:style-name="P5">"as.matrix.data.frame" <text:s text:c="30"/>0.24 <text:s text:c="5"/>1.63 <text:s text:c="5"/>0.09 <text:s text:c="4"/>0.61</text:p>
      <text:p text:style-name="P5">"mode" <text:s text:c="46"/>0.24 <text:s text:c="5"/>1.63 <text:s text:c="5"/>0.06 <text:s text:c="4"/>0.41</text:p>
      <text:p text:style-name="P5">"as.list" <text:s text:c="43"/>0.23 <text:s text:c="5"/>1.56 <text:s text:c="5"/>0.19 <text:s text:c="4"/>1.29</text:p>
      <text:p text:style-name="P5">"split" <text:s text:c="45"/>0.22 <text:s text:c="5"/>1.50 <text:s text:c="5"/>0.02 <text:s text:c="4"/>0.14</text:p>
      <text:p text:style-name="P5">4_MultiplexGeneratingFunction_multiLocus.R#305 <text:s text:c="6"/>0.22 <text:s text:c="5"/>1.50 <text:s text:c="5"/>0.01 <text:s text:c="4"/>0.07</text:p>
      <text:p text:style-name="P5">"order" <text:s text:c="45"/>0.21 <text:s text:c="5"/>1.43 <text:s text:c="5"/>0.03 <text:s text:c="4"/>0.20</text:p>
      <text:p text:style-name="P5">2_PatchSimulation.R#29 <text:s text:c="30"/>0.21 <text:s text:c="5"/>1.43 <text:s text:c="5"/>0.00 <text:s text:c="4"/>0.00</text:p>
      <text:p text:style-name="P5">"vapply" <text:s text:c="44"/>0.20 <text:s text:c="5"/>1.36 <text:s text:c="5"/>0.14 <text:s text:c="4"/>0.95</text:p>
      <text:p text:style-name="P5">"split.default" <text:s text:c="37"/>0.20 <text:s text:c="5"/>1.36 <text:s text:c="5"/>0.02 <text:s text:c="4"/>0.14</text:p>
      <text:p text:style-name="P5">"length" <text:s text:c="44"/>0.18 <text:s text:c="5"/>1.22 <text:s text:c="5"/>0.18 <text:s text:c="4"/>1.22</text:p>
      <text:p text:style-name="P5">"pmatch" <text:s text:c="44"/>0.18 <text:s text:c="5"/>1.22 <text:s text:c="5"/>0.12 <text:s text:c="4"/>0.82</text:p>
      <text:p text:style-name="P5">2_PatchSimulation.R#222 <text:s text:c="29"/>0.18 <text:s text:c="5"/>1.22 <text:s text:c="5"/>0.12 <text:s text:c="4"/>0.82</text:p>
      <text:p text:style-name="P5">"as.factor" <text:s text:c="41"/>0.18 <text:s text:c="5"/>1.22 <text:s text:c="5"/>0.00 <text:s text:c="4"/>0.00</text:p>
      <text:p text:style-name="P5">"dim.data.frame" <text:s text:c="36"/>0.17 <text:s text:c="5"/>1.16 <text:s text:c="5"/>0.08 <text:s text:c="4"/>0.54</text:p>
      <text:p text:style-name="P5">2_PatchSimulation.R#223 <text:s text:c="29"/>0.17 <text:s text:c="5"/>1.16 <text:s text:c="5"/>0.02 <text:s text:c="4"/>0.14</text:p>
      <text:p text:style-name="P5">"sys.function" <text:s text:c="38"/>0.15 <text:s text:c="5"/>1.02 <text:s text:c="5"/>0.08 <text:s text:c="4"/>0.54</text:p>
      <text:p text:style-name="P5">4_MultiplexGeneratingFunction_multiLocus.R#288 <text:s text:c="6"/>0.15 <text:s text:c="5"/>1.02 <text:s text:c="5"/>0.07 <text:s text:c="4"/>0.48</text:p>
      <text:p text:style-name="P5">4_MultiplexGeneratingFunction_multiLocus.R#280 <text:s text:c="6"/>0.15 <text:s text:c="5"/>1.02 <text:s text:c="5"/>0.01 <text:s text:c="4"/>0.07</text:p>
      <text:p text:style-name="P5"/>
      <text:p text:style-name="P11">Patches: <text:span text:style-name="T3">20</text:span></text:p>
      <text:p text:style-name="P4">Population: <text:span text:style-name="T1">10</text:span></text:p>
      <text:p text:style-name="P4">TotalTime: <text:s/><text:span text:style-name="T3">366.03</text:span> sec</text:p>
      <text:p text:style-name="P7">$by.total</text:p>
      <text:p text:style-name="P7"><text:s text:c="47"/>total.time total.pct self.time self.pct</text:p>
      <text:p text:style-name="P7">"network$oneRun" <text:s text:c="34"/>364.96 <text:s text:c="4"/>99.71 <text:s text:c="5"/>0.00 <text:s text:c="4"/>0.00</text:p>
      <text:p text:style-name="P7">"self$oneDay" <text:s text:c="37"/>364.95 <text:s text:c="4"/>99.70 <text:s text:c="5"/>0.00 <text:s text:c="4"/>0.00</text:p>
      <text:p text:style-name="P7">3_NetworkClass.R#418 <text:s text:c="30"/>364.95 <text:s text:c="4"/>99.70 <text:s text:c="5"/>0.00 <text:s text:c="4"/>0.00</text:p>
      <text:p text:style-name="P7">"&lt;Anonymous&gt;" <text:s text:c="37"/>364.84 <text:s text:c="4"/>99.67 <text:s text:c="5"/>1.29 <text:s text:c="4"/>0.35</text:p>
      <text:p text:style-name="P7">3_NetworkClass.R#444 <text:s text:c="30"/>363.77 <text:s text:c="4"/>99.38 <text:s text:c="5"/>0.00 <text:s text:c="4"/>0.00</text:p>
      <text:p text:style-name="P7">"self$oneDay_Reproduction" <text:s text:c="24"/>322.05 <text:s text:c="4"/>87.98 <text:s text:c="5"/>0.00 <text:s text:c="4"/>0.00</text:p>
      <text:p text:style-name="P7">2_PatchSimulation.R#58 <text:s text:c="28"/>322.05 <text:s text:c="4"/>87.98 <text:s text:c="5"/>0.00 <text:s text:c="4"/>0.00</text:p>
      <text:p text:style-name="P7">2_PatchSimulation.R#397 <text:s text:c="27"/>235.85 <text:s text:c="4"/>64.43 <text:s text:c="5"/>0.51 <text:s text:c="4"/>0.14</text:p>
      <text:p text:style-name="P7">"self$offspringDistribution" <text:s text:c="22"/>235.63 <text:s text:c="4"/>64.37 <text:s text:c="5"/>0.03 <text:s text:c="4"/>0.01</text:p>
      <text:p text:style-name="P7">4_MultiplexGeneratingFunction_multiLocus.R#291 <text:s text:c="4"/>138.60 <text:s text:c="4"/>37.87 <text:s text:c="5"/>0.33 <text:s text:c="4"/>0.09</text:p>
      <text:p text:style-name="P7">"aggregate" <text:s text:c="39"/>138.44 <text:s text:c="4"/>37.82 <text:s text:c="5"/>0.52 <text:s text:c="4"/>0.14</text:p>
      <text:p text:style-name="P7">"aggregate.formula" <text:s text:c="31"/>137.83 <text:s text:c="4"/>37.66 <text:s text:c="5"/>1.31 <text:s text:c="4"/>0.36</text:p>
      <text:p text:style-name="P7">"eval" <text:s text:c="44"/>100.47 <text:s text:c="4"/>27.45 <text:s text:c="4"/>11.69 <text:s text:c="4"/>3.19</text:p>
      <text:p text:style-name="P7">"FUN" <text:s text:c="46"/>88.69 <text:s text:c="4"/>24.23 <text:s text:c="4"/>24.36 <text:s text:c="4"/>6.66</text:p>
      <text:p text:style-name="P7">2_PatchSimulation.R#419 <text:s text:c="28"/>83.74 <text:s text:c="4"/>22.88 <text:s text:c="5"/>4.03 <text:s text:c="4"/>1.10</text:p>
      <text:p text:style-name="P7">"Mosquito$new" <text:s text:c="37"/>80.73 <text:s text:c="4"/>22.06 <text:s text:c="4"/>17.71 <text:s text:c="4"/>4.84</text:p>
      <text:p text:style-name="P7">"apply" <text:s text:c="44"/>77.72 <text:s text:c="4"/>21.23 <text:s text:c="4"/>10.49 <text:s text:c="4"/>2.87</text:p>
      <text:p text:style-name="P7">4_MultiplexGeneratingFunction_multiLocus.R#284 <text:s text:c="5"/>68.34 <text:s text:c="4"/>18.67 <text:s text:c="5"/>0.11 <text:s text:c="4"/>0.03</text:p>
      <text:p text:style-name="P7">"data.frame" <text:s text:c="39"/>57.67 <text:s text:c="4"/>15.76 <text:s text:c="5"/>6.43 <text:s text:c="4"/>1.76</text:p>
      <text:p text:style-name="P7">"stats::model.frame" <text:s text:c="31"/>56.35 <text:s text:c="4"/>15.39 <text:s text:c="5"/>0.54 <text:s text:c="4"/>0.15</text:p>
      <text:p text:style-name="P7">"model.frame.default" <text:s text:c="30"/>55.81 <text:s text:c="4"/>15.25 <text:s text:c="5"/>3.67 <text:s text:c="4"/>1.00</text:p>
      <text:p text:style-name="P7">"lapply" <text:s text:c="43"/>51.81 <text:s text:c="4"/>14.15 <text:s text:c="4"/>14.37 <text:s text:c="4"/>3.93</text:p>
      <text:p text:style-name="P7">"sort.default" <text:s text:c="37"/>49.59 <text:s text:c="4"/>13.55 <text:s text:c="5"/>2.35 <text:s text:c="4"/>0.64</text:p>
      <text:p text:style-name="P7">"sort.int" <text:s text:c="41"/>47.24 <text:s text:c="4"/>12.91 <text:s text:c="4"/>10.91 <text:s text:c="4"/>2.98</text:p>
      <text:p text:style-name="P7">"aggregate.data.frame" <text:s text:c="29"/>45.73 <text:s text:c="4"/>12.49 <text:s text:c="5"/>2.64 <text:s text:c="4"/>0.72</text:p>
      <text:p text:style-name="P7">"as.data.frame" <text:s text:c="36"/>32.80 <text:s text:c="5"/>8.96 <text:s text:c="5"/>1.78 <text:s text:c="4"/>0.49</text:p>
      <text:p text:style-name="P7">"assign_func_envs" <text:s text:c="33"/>32.21 <text:s text:c="5"/>8.80 <text:s text:c="5"/>2.20 <text:s text:c="4"/>0.60</text:p>
      <text:p text:style-name="P7">"match.arg" <text:s text:c="40"/>31.55 <text:s text:c="5"/>8.62 <text:s text:c="5"/>9.89 <text:s text:c="4"/>2.70</text:p>
      <text:p text:style-name="P7">"is.data.frame" <text:s text:c="36"/>30.13 <text:s text:c="5"/>8.23 <text:s text:c="5"/>0.50 <text:s text:c="4"/>0.14</text:p>
      <text:p text:style-name="P7">"[" <text:s text:c="48"/>26.01 <text:s text:c="5"/>7.11 <text:s text:c="5"/>1.28 <text:s text:c="4"/>0.35</text:p>
      <text:p text:style-name="P7">"[.data.frame" <text:s text:c="37"/>24.59 <text:s text:c="5"/>6.72 <text:s text:c="5"/>7.49 <text:s text:c="4"/>2.05</text:p>
      <text:p text:style-name="P7">"sort.list" <text:s text:c="40"/>24.55 <text:s text:c="5"/>6.71 <text:s text:c="5"/>7.14 <text:s text:c="4"/>1.95</text:p>
      <text:p text:style-name="P7">"self$oneDay_Age" <text:s text:c="34"/>20.81 <text:s text:c="5"/>5.69 <text:s text:c="5"/>0.00 <text:s text:c="4"/>0.00</text:p>
      <text:p text:style-name="P7">"as.data.frame.character" <text:s text:c="26"/>20.36 <text:s text:c="5"/>5.56 <text:s text:c="5"/>1.06 <text:s text:c="4"/>0.29</text:p>
      <text:p text:style-name="P7">2_PatchSimulation.R#86 <text:s text:c="29"/>19.94 <text:s text:c="5"/>5.45 <text:s text:c="5"/>9.59 <text:s text:c="4"/>2.62</text:p>
      <text:p text:style-name="P7">"deparse" <text:s text:c="42"/>19.49 <text:s text:c="5"/>5.32 <text:s text:c="5"/>6.06 <text:s text:c="4"/>1.66</text:p>
      <text:p text:style-name="P7">"%in%" <text:s text:c="45"/>15.40 <text:s text:c="5"/>4.21 <text:s text:c="5"/>6.82 <text:s text:c="4"/>1.86</text:p>
      <text:p text:style-name="P7">2_PatchSimulation.R#30 <text:s text:c="29"/>13.67 <text:s text:c="5"/>3.73 <text:s text:c="5"/>0.01 <text:s text:c="4"/>0.00</text:p>
      <text:p text:style-name="P7">2_PatchSimulation.R#48 <text:s text:c="29"/>12.28 <text:s text:c="5"/>3.35 <text:s text:c="5"/>0.01 <text:s text:c="4"/>0.00</text:p>
      <text:p text:style-name="P7">"self$oneDay_EggMaturation" <text:s text:c="24"/>12.27 <text:s text:c="5"/>3.35 <text:s text:c="5"/>0.00 <text:s text:c="4"/>0.00</text:p>
      <text:p text:style-name="P7">"factor" <text:s text:c="43"/>12.08 <text:s text:c="5"/>3.30 <text:s text:c="5"/>3.18 <text:s text:c="4"/>0.87</text:p>
      <text:p text:style-name="P7">"c" <text:s text:c="48"/>11.80 <text:s text:c="5"/>3.22 <text:s text:c="4"/>11.78 <text:s text:c="4"/>3.22</text:p>
      <text:p text:style-name="P7">"$" <text:s text:c="48"/>10.54 <text:s text:c="5"/>2.88 <text:s text:c="5"/>0.00 <text:s text:c="4"/>0.00</text:p>
      <text:p text:style-name="P7">"as.data.frame.numeric" <text:s text:c="28"/>10.49 <text:s text:c="5"/>2.87 <text:s text:c="5"/>1.55 <text:s text:c="4"/>0.42</text:p>
      <text:p text:style-name="P7"><text:soft-page-break/>"critter$age_one_day" <text:s text:c="30"/>10.48 <text:s text:c="5"/>2.86 <text:s text:c="5"/>0.02 <text:s text:c="4"/>0.01</text:p>
      <text:p text:style-name="P7">1_MosquitoClass.R#68 <text:s text:c="31"/>10.33 <text:s text:c="5"/>2.82 <text:s text:c="4"/>10.09 <text:s text:c="4"/>2.76</text:p>
      <text:p text:style-name="P7">"lockBinding" <text:s text:c="39"/>9.87 <text:s text:c="5"/>2.70 <text:s text:c="5"/>6.64 <text:s text:c="4"/>1.81</text:p>
      <text:p text:style-name="P7">"paste" <text:s text:c="45"/>9.67 <text:s text:c="5"/>2.64 <text:s text:c="5"/>1.17 <text:s text:c="4"/>0.32</text:p>
      <text:p text:style-name="P7">".External2" <text:s text:c="40"/>9.66 <text:s text:c="5"/>2.64 <text:s text:c="5"/>0.52 <text:s text:c="4"/>0.14</text:p>
      <text:p text:style-name="P7">".deparseOpts" <text:s text:c="38"/>9.45 <text:s text:c="5"/>2.58 <text:s text:c="5"/>3.38 <text:s text:c="4"/>0.92</text:p>
      <text:p text:style-name="P7">"na.omit" <text:s text:c="43"/>9.14 <text:s text:c="5"/>2.50 <text:s text:c="5"/>0.70 <text:s text:c="4"/>0.19</text:p>
      <text:p text:style-name="P7">"formals" <text:s text:c="43"/>8.66 <text:s text:c="5"/>2.37 <text:s text:c="5"/>5.38 <text:s text:c="4"/>1.47</text:p>
      <text:p text:style-name="P7">"na.omit.data.frame" <text:s text:c="32"/>8.44 <text:s text:c="5"/>2.31 <text:s text:c="5"/>0.72 <text:s text:c="4"/>0.20</text:p>
      <text:p text:style-name="P7">"make.names" <text:s text:c="40"/>8.14 <text:s text:c="5"/>2.22 <text:s text:c="5"/>1.90 <text:s text:c="4"/>0.52</text:p>
      <text:p text:style-name="P7">"expand.grid" <text:s text:c="39"/>7.88 <text:s text:c="5"/>2.15 <text:s text:c="5"/>3.48 <text:s text:c="4"/>0.95</text:p>
      <text:p text:style-name="P7">"list2env2" <text:s text:c="41"/>7.80 <text:s text:c="5"/>2.13 <text:s text:c="5"/>5.49 <text:s text:c="4"/>1.50</text:p>
      <text:p text:style-name="P7">"as.list" <text:s text:c="43"/>7.76 <text:s text:c="5"/>2.12 <text:s text:c="5"/>5.79 <text:s text:c="4"/>1.58</text:p>
      <text:p text:style-name="P7">2_PatchSimulation.R#47 <text:s text:c="30"/>7.38 <text:s text:c="5"/>2.02 <text:s text:c="5"/>0.02 <text:s text:c="4"/>0.01</text:p>
      <text:p text:style-name="P7">"self$oneDay_LarvaMaturation" <text:s text:c="23"/>7.36 <text:s text:c="5"/>2.01 <text:s text:c="5"/>0.00 <text:s text:c="4"/>0.00</text:p>
      <text:p text:style-name="P7">"mode" <text:s text:c="46"/>7.08 <text:s text:c="5"/>1.93 <text:s text:c="5"/>1.42 <text:s text:c="4"/>0.39</text:p>
      <text:p text:style-name="P7">2_PatchSimulation.R#264 <text:s text:c="29"/>7.02 <text:s text:c="5"/>1.92 <text:s text:c="5"/>5.25 <text:s text:c="4"/>1.43</text:p>
      <text:p text:style-name="P7">"sapply" <text:s text:c="44"/>7.00 <text:s text:c="5"/>1.91 <text:s text:c="5"/>0.56 <text:s text:c="4"/>0.15</text:p>
      <text:p text:style-name="P7">"[[" <text:s text:c="48"/>6.93 <text:s text:c="5"/>1.89 <text:s text:c="5"/>1.26 <text:s text:c="4"/>0.34</text:p>
      <text:p text:style-name="P7">"as.matrix" <text:s text:c="41"/>6.93 <text:s text:c="5"/>1.89 <text:s text:c="5"/>0.35 <text:s text:c="4"/>0.10</text:p>
      <text:p text:style-name="P7">2_PatchSimulation.R#29 <text:s text:c="30"/>6.80 <text:s text:c="5"/>1.86 <text:s text:c="5"/>0.02 <text:s text:c="4"/>0.01</text:p>
      <text:p text:style-name="P7">"as.matrix.data.frame" <text:s text:c="30"/>6.58 <text:s text:c="5"/>1.80 <text:s text:c="5"/>2.66 <text:s text:c="4"/>0.73</text:p>
      <text:p text:style-name="P7">2_PatchSimulation.R#223 <text:s text:c="29"/>6.58 <text:s text:c="5"/>1.80 <text:s text:c="5"/>0.40 <text:s text:c="4"/>0.11</text:p>
      <text:p text:style-name="P7">"force" <text:s text:c="45"/>6.47 <text:s text:c="5"/>1.77 <text:s text:c="5"/>0.43 <text:s text:c="4"/>0.12</text:p>
      <text:p text:style-name="P7">"structure" <text:s text:c="41"/>6.24 <text:s text:c="5"/>1.70 <text:s text:c="5"/>4.65 <text:s text:c="4"/>1.27</text:p>
      <text:p text:style-name="P7">"[[.data.frame" <text:s text:c="37"/>6.20 <text:s text:c="5"/>1.69 <text:s text:c="5"/>2.24 <text:s text:c="4"/>0.61</text:p>
      <text:p text:style-name="P7">"unique" <text:s text:c="44"/>6.04 <text:s text:c="5"/>1.65 <text:s text:c="5"/>3.34 <text:s text:c="4"/>0.91</text:p>
      <text:p text:style-name="P7">"order" <text:s text:c="45"/>5.86 <text:s text:c="5"/>1.60 <text:s text:c="5"/>1.49 <text:s text:c="4"/>0.41</text:p>
      <text:p text:style-name="P7">4_MultiplexGeneratingFunction_multiLocus.R#305 <text:s text:c="6"/>5.80 <text:s text:c="5"/>1.58 <text:s text:c="5"/>0.12 <text:s text:c="4"/>0.03</text:p>
      <text:p text:style-name="P7">"vapply" <text:s text:c="44"/>5.65 <text:s text:c="5"/>1.54 <text:s text:c="5"/>2.62 <text:s text:c="4"/>0.72</text:p>
      <text:p text:style-name="P7">2_PatchSimulation.R#222 <text:s text:c="29"/>5.22 <text:s text:c="5"/>1.43 <text:s text:c="5"/>4.00 <text:s text:c="4"/>1.09</text:p>
      <text:p text:style-name="P7">"split" <text:s text:c="45"/>5.00 <text:s text:c="5"/>1.37 <text:s text:c="5"/>0.47 <text:s text:c="4"/>0.13</text:p>
      <text:p text:style-name="P7">"length" <text:s text:c="44"/>4.53 <text:s text:c="5"/>1.24 <text:s text:c="5"/>4.53 <text:s text:c="4"/>1.24</text:p>
      <text:p text:style-name="P7">"split.default" <text:s text:c="37"/>4.53 <text:s text:c="5"/>1.24 <text:s text:c="5"/>0.49 <text:s text:c="4"/>0.13</text:p>
      <text:p text:style-name="P7">"dim" <text:s text:c="47"/>4.38 <text:s text:c="5"/>1.20 <text:s text:c="5"/>1.71 <text:s text:c="4"/>0.47</text:p>
      <text:p text:style-name="P7">"as.factor" <text:s text:c="41"/>4.10 <text:s text:c="5"/>1.12 <text:s text:c="5"/>0.13 <text:s text:c="4"/>0.04</text:p>
      <text:p text:style-name="P7">"pmatch" <text:s text:c="44"/>4.06 <text:s text:c="5"/>1.11 <text:s text:c="5"/>3.08 <text:s text:c="4"/>0.84</text:p>
      <text:p text:style-name="P7">"names" <text:s text:c="45"/>3.85 <text:s text:c="5"/>1.05 <text:s text:c="5"/>3.85 <text:s text:c="4"/>1.05</text:p>
      <text:p text:style-name="P7">"as.data.frame.vector" <text:s text:c="30"/>3.83 <text:s text:c="5"/>1.05 <text:s text:c="5"/>0.81 <text:s text:c="4"/>0.22</text:p>
      <text:p text:style-name="P7">4_MultiplexGeneratingFunction_multiLocus.R#306 <text:s text:c="6"/>3.80 <text:s text:c="5"/>1.04 <text:s text:c="5"/>0.05 <text:s text:c="4"/>0.01</text:p>
      <text:p text:style-name="P9">Patches: <text:span text:style-name="T1">1</text:span></text:p>
      <text:p text:style-name="P2">Population: <text:span text:style-name="T1">20</text:span></text:p>
      <text:p text:style-name="P2">TotalTime: <text:s/><text:span text:style-name="T1">36.11</text:span> sec</text:p>
      <text:p text:style-name="P5">$by.total</text:p>
      <text:p text:style-name="P5"><text:s text:c="47"/>total.time total.pct self.time self.pct</text:p>
      <text:p text:style-name="P5">"network$oneRun" <text:s text:c="35"/>36.10 <text:s text:c="4"/>99.97 <text:s text:c="5"/>0.00 <text:s text:c="4"/>0.00</text:p>
      <text:p text:style-name="P5">"&lt;Anonymous&gt;" <text:s text:c="38"/>36.07 <text:s text:c="4"/>99.89 <text:s text:c="5"/>0.19 <text:s text:c="4"/>0.53</text:p>
      <text:p text:style-name="P5">"self$oneDay" <text:s text:c="38"/>36.07 <text:s text:c="4"/>99.89 <text:s text:c="5"/>0.00 <text:s text:c="4"/>0.00</text:p>
      <text:p text:style-name="P5">3_NetworkClass.R#418 <text:s text:c="31"/>36.07 <text:s text:c="4"/>99.89 <text:s text:c="5"/>0.00 <text:s text:c="4"/>0.00</text:p>
      <text:p text:style-name="P5">3_NetworkClass.R#444 <text:s text:c="31"/>35.99 <text:s text:c="4"/>99.67 <text:s text:c="5"/>0.00 <text:s text:c="4"/>0.00</text:p>
      <text:p text:style-name="P5">"self$oneDay_Reproduction" <text:s text:c="25"/>31.33 <text:s text:c="4"/>86.76 <text:s text:c="5"/>0.00 <text:s text:c="4"/>0.00</text:p>
      <text:p text:style-name="P5">2_PatchSimulation.R#58 <text:s text:c="29"/>31.33 <text:s text:c="4"/>86.76 <text:s text:c="5"/>0.00 <text:s text:c="4"/>0.00</text:p>
      <text:p text:style-name="P5">2_PatchSimulation.R#397 <text:s text:c="28"/>22.51 <text:s text:c="4"/>62.34 <text:s text:c="5"/>0.07 <text:s text:c="4"/>0.19</text:p>
      <text:p text:style-name="P5">"self$offspringDistribution" <text:s text:c="23"/>22.47 <text:s text:c="4"/>62.23 <text:s text:c="5"/>0.00 <text:s text:c="4"/>0.00</text:p>
      <text:p text:style-name="P5">"aggregate" <text:s text:c="40"/>12.91 <text:s text:c="4"/>35.75 <text:s text:c="5"/>0.07 <text:s text:c="4"/>0.19</text:p>
      <text:p text:style-name="P5">4_MultiplexGeneratingFunction_multiLocus.R#291 <text:s text:c="5"/>12.91 <text:s text:c="4"/>35.75 <text:s text:c="5"/>0.02 <text:s text:c="4"/>0.06</text:p>
      <text:p text:style-name="P5">"aggregate.formula" <text:s text:c="32"/>12.83 <text:s text:c="4"/>35.53 <text:s text:c="5"/>0.14 <text:s text:c="4"/>0.39</text:p>
      <text:p text:style-name="P5">"eval" <text:s text:c="46"/>9.02 <text:s text:c="4"/>24.98 <text:s text:c="5"/>0.94 <text:s text:c="4"/>2.60</text:p>
      <text:p text:style-name="P5">2_PatchSimulation.R#419 <text:s text:c="29"/>8.54 <text:s text:c="4"/>23.65 <text:s text:c="5"/>0.41 <text:s text:c="4"/>1.14</text:p>
      <text:p text:style-name="P5">"Mosquito$new" <text:s text:c="38"/>8.23 <text:s text:c="4"/>22.79 <text:s text:c="5"/>1.86 <text:s text:c="4"/>5.15</text:p>
      <text:p text:style-name="P5">"FUN" <text:s text:c="47"/>7.89 <text:s text:c="4"/>21.85 <text:s text:c="5"/>2.00 <text:s text:c="4"/>5.54</text:p>
      <text:p text:style-name="P5">"apply" <text:s text:c="45"/>7.52 <text:s text:c="4"/>20.83 <text:s text:c="5"/>1.08 <text:s text:c="4"/>2.99</text:p>
      <text:p text:style-name="P5">4_MultiplexGeneratingFunction_multiLocus.R#284 <text:s text:c="6"/>6.34 <text:s text:c="4"/>17.56 <text:s text:c="5"/>0.02 <text:s text:c="4"/>0.06</text:p>
      <text:p text:style-name="P5">"data.frame" <text:s text:c="40"/>5.18 <text:s text:c="4"/>14.35 <text:s text:c="5"/>0.67 <text:s text:c="4"/>1.86</text:p>
      <text:p text:style-name="P5">"stats::model.frame" <text:s text:c="32"/>5.16 <text:s text:c="4"/>14.29 <text:s text:c="5"/>0.06 <text:s text:c="4"/>0.17</text:p>
      <text:p text:style-name="P5">"model.frame.default" <text:s text:c="31"/>5.10 <text:s text:c="4"/>14.12 <text:s text:c="5"/>0.30 <text:s text:c="4"/>0.83</text:p>
      <text:p text:style-name="P5">"lapply" <text:s text:c="44"/>4.90 <text:s text:c="4"/>13.57 <text:s text:c="5"/>1.54 <text:s text:c="4"/>4.26</text:p>
      <text:p text:style-name="P5">"sort.default" <text:s text:c="38"/>4.51 <text:s text:c="4"/>12.49 <text:s text:c="5"/>0.18 <text:s text:c="4"/>0.50</text:p>
      <text:p text:style-name="P5">"aggregate.data.frame" <text:s text:c="30"/>4.48 <text:s text:c="4"/>12.41 <text:s text:c="5"/>0.27 <text:s text:c="4"/>0.75</text:p>
      <text:p text:style-name="P5">"sort.int" <text:s text:c="42"/>4.33 <text:s text:c="4"/>11.99 <text:s text:c="5"/>0.88 <text:s text:c="4"/>2.44</text:p>
      <text:p text:style-name="P5">"assign_func_envs" <text:s text:c="34"/>3.02 <text:s text:c="5"/>8.36 <text:s text:c="5"/>0.18 <text:s text:c="4"/>0.50</text:p>
      <text:p text:style-name="P5">"match.arg" <text:s text:c="41"/>2.95 <text:s text:c="5"/>8.17 <text:s text:c="5"/>1.05 <text:s text:c="4"/>2.91</text:p>
      <text:p text:style-name="P5">"as.data.frame" <text:s text:c="37"/>2.93 <text:s text:c="5"/>8.11 <text:s text:c="5"/>0.19 <text:s text:c="4"/>0.53</text:p>
      <text:p text:style-name="P5">"is.data.frame" <text:s text:c="37"/>2.70 <text:s text:c="5"/>7.48 <text:s text:c="5"/>0.07 <text:s text:c="4"/>0.19</text:p>
      <text:p text:style-name="P5">"[" <text:s text:c="49"/>2.54 <text:s text:c="5"/>7.03 <text:s text:c="5"/>0.25 <text:s text:c="4"/>0.69</text:p>
      <text:p text:style-name="P5">"sort.list" <text:s text:c="41"/>2.37 <text:s text:c="5"/>6.56 <text:s text:c="5"/>0.72 <text:s text:c="4"/>1.99</text:p>
      <text:p text:style-name="P5">"[.data.frame" <text:s text:c="38"/>2.35 <text:s text:c="5"/>6.51 <text:s text:c="5"/>0.66 <text:s text:c="4"/>1.83</text:p>
      <text:p text:style-name="P5">"self$oneDay_Age" <text:s text:c="35"/>1.99 <text:s text:c="5"/>5.51 <text:s text:c="5"/>0.00 <text:s text:c="4"/>0.00</text:p>
      <text:p text:style-name="P5">2_PatchSimulation.R#86 <text:s text:c="30"/>1.95 <text:s text:c="5"/>5.40 <text:s text:c="5"/>0.96 <text:s text:c="4"/>2.66</text:p>
      <text:p text:style-name="P5">"as.data.frame.character" <text:s text:c="27"/>1.89 <text:s text:c="5"/>5.23 <text:s text:c="5"/>0.08 <text:s text:c="4"/>0.22</text:p>
      <text:p text:style-name="P5">"self$oneDay_EggMaturation" <text:s text:c="25"/>1.76 <text:s text:c="5"/>4.87 <text:s text:c="5"/>0.00 <text:s text:c="4"/>0.00</text:p>
      <text:p text:style-name="P5">2_PatchSimulation.R#48 <text:s text:c="30"/>1.76 <text:s text:c="5"/>4.87 <text:s text:c="5"/>0.00 <text:s text:c="4"/>0.00</text:p>
      <text:p text:style-name="P5">"deparse" <text:s text:c="43"/>1.67 <text:s text:c="5"/>4.62 <text:s text:c="5"/>0.47 <text:s text:c="4"/>1.30</text:p>
      <text:p text:style-name="P5">"c" <text:s text:c="49"/>1.59 <text:s text:c="5"/>4.40 <text:s text:c="5"/>1.59 <text:s text:c="4"/>4.40</text:p>
      <text:p text:style-name="P5">"%in%" <text:s text:c="46"/>1.34 <text:s text:c="5"/>3.71 <text:s text:c="5"/>0.68 <text:s text:c="4"/>1.88</text:p>
      <text:p text:style-name="P5">"factor" <text:s text:c="44"/>1.26 <text:s text:c="5"/>3.49 <text:s text:c="5"/>0.35 <text:s text:c="4"/>0.97</text:p>
      <text:p text:style-name="P5">2_PatchSimulation.R#223 <text:s text:c="29"/>1.21 <text:s text:c="5"/>3.35 <text:s text:c="5"/>0.05 <text:s text:c="4"/>0.14</text:p>
      <text:p text:style-name="P5">"$" <text:s text:c="49"/>1.20 <text:s text:c="5"/>3.32 <text:s text:c="5"/>0.00 <text:s text:c="4"/>0.00</text:p>
      <text:p text:style-name="P5">2_PatchSimulation.R#30 <text:s text:c="30"/>1.15 <text:s text:c="5"/>3.18 <text:s text:c="5"/>0.00 <text:s text:c="4"/>0.00</text:p>
      <text:p text:style-name="P5"><text:soft-page-break/>"list2env2" <text:s text:c="41"/>1.05 <text:s text:c="5"/>2.91 <text:s text:c="5"/>0.75 <text:s text:c="4"/>2.08</text:p>
      <text:p text:style-name="P5">"critter$age_one_day" <text:s text:c="31"/>1.00 <text:s text:c="5"/>2.77 <text:s text:c="5"/>0.01 <text:s text:c="4"/>0.03</text:p>
      <text:p text:style-name="P5">"lockBinding" <text:s text:c="39"/>0.99 <text:s text:c="5"/>2.74 <text:s text:c="5"/>0.52 <text:s text:c="4"/>1.44</text:p>
      <text:p text:style-name="P5">"as.matrix" <text:s text:c="41"/>0.99 <text:s text:c="5"/>2.74 <text:s text:c="5"/>0.06 <text:s text:c="4"/>0.17</text:p>
      <text:p text:style-name="P5">1_MosquitoClass.R#68 <text:s text:c="32"/>0.98 <text:s text:c="5"/>2.71 <text:s text:c="5"/>0.97 <text:s text:c="4"/>2.69</text:p>
      <text:p text:style-name="P5">"as.matrix.data.frame" <text:s text:c="30"/>0.93 <text:s text:c="5"/>2.58 <text:s text:c="5"/>0.29 <text:s text:c="4"/>0.80</text:p>
      <text:p text:style-name="P5">"formals" <text:s text:c="43"/>0.92 <text:s text:c="5"/>2.55 <text:s text:c="5"/>0.51 <text:s text:c="4"/>1.41</text:p>
      <text:p text:style-name="P5">"paste" <text:s text:c="45"/>0.92 <text:s text:c="5"/>2.55 <text:s text:c="5"/>0.12 <text:s text:c="4"/>0.33</text:p>
      <text:p text:style-name="P5">".deparseOpts" <text:s text:c="38"/>0.89 <text:s text:c="5"/>2.46 <text:s text:c="5"/>0.33 <text:s text:c="4"/>0.91</text:p>
      <text:p text:style-name="P5">".External2" <text:s text:c="40"/>0.89 <text:s text:c="5"/>2.46 <text:s text:c="5"/>0.08 <text:s text:c="4"/>0.22</text:p>
      <text:p text:style-name="P5">"as.data.frame.numeric" <text:s text:c="29"/>0.83 <text:s text:c="5"/>2.30 <text:s text:c="5"/>0.09 <text:s text:c="4"/>0.25</text:p>
      <text:p text:style-name="P5">"na.omit" <text:s text:c="43"/>0.81 <text:s text:c="5"/>2.24 <text:s text:c="5"/>0.06 <text:s text:c="4"/>0.17</text:p>
      <text:p text:style-name="P5">2_PatchSimulation.R#29 <text:s text:c="30"/>0.81 <text:s text:c="5"/>2.24 <text:s text:c="5"/>0.01 <text:s text:c="4"/>0.03</text:p>
      <text:p text:style-name="P5">"self$oneDay_LarvaMaturation" <text:s text:c="23"/>0.80 <text:s text:c="5"/>2.22 <text:s text:c="5"/>0.00 <text:s text:c="4"/>0.00</text:p>
      <text:p text:style-name="P5">2_PatchSimulation.R#47 <text:s text:c="30"/>0.80 <text:s text:c="5"/>2.22 <text:s text:c="5"/>0.00 <text:s text:c="4"/>0.00</text:p>
      <text:p text:style-name="P5">"sapply" <text:s text:c="44"/>0.76 <text:s text:c="5"/>2.10 <text:s text:c="5"/>0.06 <text:s text:c="4"/>0.17</text:p>
      <text:p text:style-name="P5">"na.omit.data.frame" <text:s text:c="32"/>0.75 <text:s text:c="5"/>2.08 <text:s text:c="5"/>0.03 <text:s text:c="4"/>0.08</text:p>
      <text:p text:style-name="P5">"as.list" <text:s text:c="43"/>0.74 <text:s text:c="5"/>2.05 <text:s text:c="5"/>0.55 <text:s text:c="4"/>1.52</text:p>
      <text:p text:style-name="P5">"expand.grid" <text:s text:c="39"/>0.73 <text:s text:c="5"/>2.02 <text:s text:c="5"/>0.38 <text:s text:c="4"/>1.05</text:p>
      <text:p text:style-name="P5">2_PatchSimulation.R#264 <text:s text:c="29"/>0.72 <text:s text:c="5"/>1.99 <text:s text:c="5"/>0.56 <text:s text:c="4"/>1.55</text:p>
      <text:p text:style-name="P5">"make.names" <text:s text:c="40"/>0.71 <text:s text:c="5"/>1.97 <text:s text:c="5"/>0.17 <text:s text:c="4"/>0.47</text:p>
      <text:p text:style-name="P5">"structure" <text:s text:c="41"/>0.66 <text:s text:c="5"/>1.83 <text:s text:c="5"/>0.49 <text:s text:c="4"/>1.36</text:p>
      <text:p text:style-name="P5">"[[" <text:s text:c="48"/>0.66 <text:s text:c="5"/>1.83 <text:s text:c="5"/>0.16 <text:s text:c="4"/>0.44</text:p>
      <text:p text:style-name="P5">"split" <text:s text:c="45"/>0.63 <text:s text:c="5"/>1.74 <text:s text:c="5"/>0.05 <text:s text:c="4"/>0.14</text:p>
      <text:p text:style-name="P5">4_MultiplexGeneratingFunction_multiLocus.R#306 <text:s text:c="6"/>0.62 <text:s text:c="5"/>1.72 <text:s text:c="5"/>0.00 <text:s text:c="4"/>0.00</text:p>
      <text:p text:style-name="P5">"force" <text:s text:c="45"/>0.58 <text:s text:c="5"/>1.61 <text:s text:c="5"/>0.06 <text:s text:c="4"/>0.17</text:p>
      <text:p text:style-name="P5">"split.default" <text:s text:c="37"/>0.58 <text:s text:c="5"/>1.61 <text:s text:c="5"/>0.05 <text:s text:c="4"/>0.14</text:p>
      <text:p text:style-name="P5">"[[.data.frame" <text:s text:c="37"/>0.57 <text:s text:c="5"/>1.58 <text:s text:c="5"/>0.15 <text:s text:c="4"/>0.42</text:p>
      <text:p text:style-name="P5">4_MultiplexGeneratingFunction_multiLocus.R#305 <text:s text:c="6"/>0.57 <text:s text:c="5"/>1.58 <text:s text:c="5"/>0.00 <text:s text:c="4"/>0.00</text:p>
      <text:p text:style-name="P5">"unique" <text:s text:c="44"/>0.54 <text:s text:c="5"/>1.50 <text:s text:c="5"/>0.31 <text:s text:c="4"/>0.86</text:p>
      <text:p text:style-name="P5">"vapply" <text:s text:c="44"/>0.53 <text:s text:c="5"/>1.47 <text:s text:c="5"/>0.32 <text:s text:c="4"/>0.89</text:p>
      <text:p text:style-name="P5">"order" <text:s text:c="45"/>0.51 <text:s text:c="5"/>1.41 <text:s text:c="5"/>0.12 <text:s text:c="4"/>0.33</text:p>
      <text:p text:style-name="P5">"as.factor" <text:s text:c="41"/>0.50 <text:s text:c="5"/>1.38 <text:s text:c="5"/>0.03 <text:s text:c="4"/>0.08</text:p>
      <text:p text:style-name="P5">2_PatchSimulation.R#222 <text:s text:c="29"/>0.48 <text:s text:c="5"/>1.33 <text:s text:c="5"/>0.35 <text:s text:c="4"/>0.97</text:p>
      <text:p text:style-name="P5">"as.data.frame.vector" <text:s text:c="30"/>0.48 <text:s text:c="5"/>1.33 <text:s text:c="5"/>0.06 <text:s text:c="4"/>0.17</text:p>
      <text:p text:style-name="P5">"as.name" <text:s text:c="43"/>0.47 <text:s text:c="5"/>1.30 <text:s text:c="5"/>0.47 <text:s text:c="4"/>1.30</text:p>
      <text:p text:style-name="P5">"dim" <text:s text:c="47"/>0.45 <text:s text:c="5"/>1.25 <text:s text:c="5"/>0.18 <text:s text:c="4"/>0.50</text:p>
      <text:p text:style-name="P5">"names" <text:s text:c="45"/>0.42 <text:s text:c="5"/>1.16 <text:s text:c="5"/>0.42 <text:s text:c="4"/>1.16</text:p>
      <text:p text:style-name="P5">"mode" <text:s text:c="46"/>0.42 <text:s text:c="5"/>1.16 <text:s text:c="5"/>0.10 <text:s text:c="4"/>0.28</text:p>
      <text:p text:style-name="P5">"sys.function" <text:s text:c="38"/>0.41 <text:s text:c="5"/>1.14 <text:s text:c="5"/>0.23 <text:s text:c="4"/>0.64</text:p>
      <text:p text:style-name="P5">"unlist" <text:s text:c="44"/>0.39 <text:s text:c="5"/>1.08 <text:s text:c="5"/>0.32 <text:s text:c="4"/>0.89</text:p>
      <text:p text:style-name="P5">"[[&lt;-" <text:s text:c="46"/>0.38 <text:s text:c="5"/>1.05 <text:s text:c="5"/>0.03 <text:s text:c="4"/>0.08</text:p>
      <text:p text:style-name="P5">"pmatch" <text:s text:c="44"/>0.36 <text:s text:c="5"/>1.00 <text:s text:c="5"/>0.30 <text:s text:c="4"/>0.83</text:p>
      <text:p text:style-name="P5"/>
      <text:p text:style-name="P10">Patches: <text:span text:style-name="T1">1</text:span></text:p>
      <text:p text:style-name="P3">Population: <text:span text:style-name="T2">50</text:span></text:p>
      <text:p text:style-name="P3">TotalTime: <text:span text:style-name="T2">98.43</text:span> sec</text:p>
      <text:p text:style-name="P6">$by.total</text:p>
      <text:p text:style-name="P6"><text:s text:c="47"/>total.time total.pct self.time self.pct</text:p>
      <text:p text:style-name="P6">"&lt;Anonymous&gt;" <text:s text:c="38"/>98.32 <text:s text:c="4"/>99.89 <text:s text:c="5"/>0.36 <text:s text:c="4"/>0.37</text:p>
      <text:p text:style-name="P6">"network$oneRun" <text:s text:c="35"/>98.32 <text:s text:c="4"/>99.89 <text:s text:c="5"/>0.00 <text:s text:c="4"/>0.00</text:p>
      <text:p text:style-name="P6">"self$oneDay" <text:s text:c="38"/>98.32 <text:s text:c="4"/>99.89 <text:s text:c="5"/>0.00 <text:s text:c="4"/>0.00</text:p>
      <text:p text:style-name="P6">3_NetworkClass.R#418 <text:s text:c="31"/>98.32 <text:s text:c="4"/>99.89 <text:s text:c="5"/>0.00 <text:s text:c="4"/>0.00</text:p>
      <text:p text:style-name="P6">3_NetworkClass.R#444 <text:s text:c="31"/>97.94 <text:s text:c="4"/>99.50 <text:s text:c="5"/>0.00 <text:s text:c="4"/>0.00</text:p>
      <text:p text:style-name="P6">"self$oneDay_Reproduction" <text:s text:c="25"/>77.68 <text:s text:c="4"/>78.92 <text:s text:c="5"/>0.00 <text:s text:c="4"/>0.00</text:p>
      <text:p text:style-name="P6">2_PatchSimulation.R#58 <text:s text:c="29"/>77.68 <text:s text:c="4"/>78.92 <text:s text:c="5"/>0.00 <text:s text:c="4"/>0.00</text:p>
      <text:p text:style-name="P6">2_PatchSimulation.R#397 <text:s text:c="28"/>56.50 <text:s text:c="4"/>57.40 <text:s text:c="5"/>0.12 <text:s text:c="4"/>0.12</text:p>
      <text:p text:style-name="P6">"self$offspringDistribution" <text:s text:c="23"/>56.46 <text:s text:c="4"/>57.36 <text:s text:c="5"/>0.00 <text:s text:c="4"/>0.00</text:p>
      <text:p text:style-name="P6">4_MultiplexGeneratingFunction_multiLocus.R#291 <text:s text:c="5"/>33.73 <text:s text:c="4"/>34.27 <text:s text:c="5"/>0.10 <text:s text:c="4"/>0.10</text:p>
      <text:p text:style-name="P6">"aggregate" <text:s text:c="40"/>33.67 <text:s text:c="4"/>34.21 <text:s text:c="5"/>0.12 <text:s text:c="4"/>0.12</text:p>
      <text:p text:style-name="P6">"aggregate.formula" <text:s text:c="32"/>33.51 <text:s text:c="4"/>34.04 <text:s text:c="5"/>0.31 <text:s text:c="4"/>0.31</text:p>
      <text:p text:style-name="P6">"eval" <text:s text:c="45"/>24.31 <text:s text:c="4"/>24.70 <text:s text:c="5"/>2.55 <text:s text:c="4"/>2.59</text:p>
      <text:p text:style-name="P6">"FUN" <text:s text:c="46"/>21.33 <text:s text:c="4"/>21.67 <text:s text:c="5"/>5.76 <text:s text:c="4"/>5.85</text:p>
      <text:p text:style-name="P6">2_PatchSimulation.R#419 <text:s text:c="28"/>20.37 <text:s text:c="4"/>20.69 <text:s text:c="5"/>0.73 <text:s text:c="4"/>0.74</text:p>
      <text:p text:style-name="P6">"Mosquito$new" <text:s text:c="37"/>19.79 <text:s text:c="4"/>20.11 <text:s text:c="5"/>4.21 <text:s text:c="4"/>4.28</text:p>
      <text:p text:style-name="P6">"apply" <text:s text:c="44"/>18.51 <text:s text:c="4"/>18.81 <text:s text:c="5"/>2.68 <text:s text:c="4"/>2.72</text:p>
      <text:p text:style-name="P6">4_MultiplexGeneratingFunction_multiLocus.R#284 <text:s text:c="5"/>16.01 <text:s text:c="4"/>16.27 <text:s text:c="5"/>0.02 <text:s text:c="4"/>0.02</text:p>
      <text:p text:style-name="P6">"data.frame" <text:s text:c="39"/>14.14 <text:s text:c="4"/>14.37 <text:s text:c="5"/>1.65 <text:s text:c="4"/>1.68</text:p>
      <text:p text:style-name="P6">"stats::model.frame" <text:s text:c="31"/>13.99 <text:s text:c="4"/>14.21 <text:s text:c="5"/>0.15 <text:s text:c="4"/>0.15</text:p>
      <text:p text:style-name="P6">"model.frame.default" <text:s text:c="30"/>13.84 <text:s text:c="4"/>14.06 <text:s text:c="5"/>1.11 <text:s text:c="4"/>1.13</text:p>
      <text:p text:style-name="P6">"self$oneDay_EggMaturation" <text:s text:c="24"/>13.55 <text:s text:c="4"/>13.77 <text:s text:c="5"/>0.00 <text:s text:c="4"/>0.00</text:p>
      <text:p text:style-name="P6">2_PatchSimulation.R#48 <text:s text:c="29"/>13.55 <text:s text:c="4"/>13.77 <text:s text:c="5"/>0.00 <text:s text:c="4"/>0.00</text:p>
      <text:p text:style-name="P6">"c" <text:s text:c="48"/>13.53 <text:s text:c="4"/>13.75 <text:s text:c="4"/>13.53 <text:s text:c="3"/>13.75</text:p>
      <text:p text:style-name="P6">"lapply" <text:s text:c="43"/>12.94 <text:s text:c="4"/>13.15 <text:s text:c="5"/>3.51 <text:s text:c="4"/>3.57</text:p>
      <text:p text:style-name="P6">2_PatchSimulation.R#223 <text:s text:c="28"/>11.76 <text:s text:c="4"/>11.95 <text:s text:c="5"/>0.08 <text:s text:c="4"/>0.08</text:p>
      <text:p text:style-name="P6">"sort.default" <text:s text:c="37"/>11.68 <text:s text:c="4"/>11.87 <text:s text:c="5"/>0.49 <text:s text:c="4"/>0.50</text:p>
      <text:p text:style-name="P6">"aggregate.data.frame" <text:s text:c="29"/>11.24 <text:s text:c="4"/>11.42 <text:s text:c="5"/>0.64 <text:s text:c="4"/>0.65</text:p>
      <text:p text:style-name="P6">"sort.int" <text:s text:c="41"/>11.19 <text:s text:c="4"/>11.37 <text:s text:c="5"/>2.37 <text:s text:c="4"/>2.41</text:p>
      <text:p text:style-name="P6">"as.data.frame" <text:s text:c="37"/>8.38 <text:s text:c="5"/>8.51 <text:s text:c="5"/>0.43 <text:s text:c="4"/>0.44</text:p>
      <text:p text:style-name="P6">"assign_func_envs" <text:s text:c="34"/>8.05 <text:s text:c="5"/>8.18 <text:s text:c="5"/>0.45 <text:s text:c="4"/>0.46</text:p>
      <text:p text:style-name="P6">"match.arg" <text:s text:c="41"/>7.72 <text:s text:c="5"/>7.84 <text:s text:c="5"/>2.45 <text:s text:c="4"/>2.49</text:p>
      <text:p text:style-name="P6">"is.data.frame" <text:s text:c="37"/>7.69 <text:s text:c="5"/>7.81 <text:s text:c="5"/>0.11 <text:s text:c="4"/>0.11</text:p>
      <text:p text:style-name="P6">"[" <text:s text:c="49"/>6.52 <text:s text:c="5"/>6.62 <text:s text:c="5"/>0.41 <text:s text:c="4"/>0.42</text:p>
      <text:p text:style-name="P6">"[.data.frame" <text:s text:c="38"/>6.13 <text:s text:c="5"/>6.23 <text:s text:c="5"/>1.84 <text:s text:c="4"/>1.87</text:p>
      <text:p text:style-name="P6">"sort.list" <text:s text:c="41"/>5.94 <text:s text:c="5"/>6.03 <text:s text:c="5"/>1.52 <text:s text:c="4"/>1.54</text:p>
      <text:p text:style-name="P6">"as.data.frame.character" <text:s text:c="27"/>5.27 <text:s text:c="5"/>5.35 <text:s text:c="5"/>0.22 <text:s text:c="4"/>0.22</text:p>
      <text:p text:style-name="P6">"deparse" <text:s text:c="43"/>4.93 <text:s text:c="5"/>5.01 <text:s text:c="5"/>1.28 <text:s text:c="4"/>1.30</text:p>
      <text:p text:style-name="P6">"self$oneDay_Age" <text:s text:c="35"/>4.77 <text:s text:c="5"/>4.85 <text:s text:c="5"/>0.00 <text:s text:c="4"/>0.00</text:p>
      <text:p text:style-name="P6">2_PatchSimulation.R#86 <text:s text:c="30"/>4.60 <text:s text:c="5"/>4.67 <text:s text:c="5"/>2.31 <text:s text:c="4"/>2.35</text:p>
      <text:p text:style-name="P6">"%in%" <text:s text:c="46"/>3.59 <text:s text:c="5"/>3.65 <text:s text:c="5"/>1.36 <text:s text:c="4"/>1.38</text:p>
      <text:p text:style-name="P6">"factor" <text:s text:c="44"/>3.40 <text:s text:c="5"/>3.45 <text:s text:c="5"/>0.78 <text:s text:c="4"/>0.79</text:p>
      <text:p text:style-name="P6">2_PatchSimulation.R#30 <text:s text:c="30"/>2.97 <text:s text:c="5"/>3.02 <text:s text:c="5"/>0.00 <text:s text:c="4"/>0.00</text:p>
      <text:p text:style-name="P6">"as.data.frame.numeric" <text:s text:c="29"/>2.64 <text:s text:c="5"/>2.68 <text:s text:c="5"/>0.38 <text:s text:c="4"/>0.39</text:p>
      <text:p text:style-name="P6"><text:soft-page-break/>".deparseOpts" <text:s text:c="38"/>2.62 <text:s text:c="5"/>2.66 <text:s text:c="5"/>0.95 <text:s text:c="4"/>0.97</text:p>
      <text:p text:style-name="P6">"$" <text:s text:c="49"/>2.57 <text:s text:c="5"/>2.61 <text:s text:c="5"/>0.00 <text:s text:c="4"/>0.00</text:p>
      <text:p text:style-name="P6">"paste" <text:s text:c="45"/>2.48 <text:s text:c="5"/>2.52 <text:s text:c="5"/>0.31 <text:s text:c="4"/>0.31</text:p>
      <text:p text:style-name="P6">"critter$age_one_day" <text:s text:c="31"/>2.40 <text:s text:c="5"/>2.44 <text:s text:c="5"/>0.01 <text:s text:c="4"/>0.01</text:p>
      <text:p text:style-name="P6">"lockBinding" <text:s text:c="39"/>2.38 <text:s text:c="5"/>2.42 <text:s text:c="5"/>1.53 <text:s text:c="4"/>1.55</text:p>
      <text:p text:style-name="P6">".External2" <text:s text:c="40"/>2.34 <text:s text:c="5"/>2.38 <text:s text:c="5"/>0.12 <text:s text:c="4"/>0.12</text:p>
      <text:p text:style-name="P6">1_MosquitoClass.R#68 <text:s text:c="32"/>2.28 <text:s text:c="5"/>2.32 <text:s text:c="5"/>2.22 <text:s text:c="4"/>2.26</text:p>
      <text:p text:style-name="P6">"formals" <text:s text:c="43"/>2.28 <text:s text:c="5"/>2.32 <text:s text:c="5"/>1.38 <text:s text:c="4"/>1.40</text:p>
      <text:p text:style-name="P6">"list2env2" <text:s text:c="41"/>2.22 <text:s text:c="5"/>2.26 <text:s text:c="5"/>1.48 <text:s text:c="4"/>1.50</text:p>
      <text:p text:style-name="P6">"na.omit" <text:s text:c="43"/>2.22 <text:s text:c="5"/>2.26 <text:s text:c="5"/>0.13 <text:s text:c="4"/>0.13</text:p>
      <text:p text:style-name="P6">"na.omit.data.frame" <text:s text:c="32"/>2.09 <text:s text:c="5"/>2.12 <text:s text:c="5"/>0.22 <text:s text:c="4"/>0.22</text:p>
      <text:p text:style-name="P6">"unique" <text:s text:c="44"/>1.93 <text:s text:c="5"/>1.96 <text:s text:c="5"/>1.10 <text:s text:c="4"/>1.12</text:p>
      <text:p text:style-name="P6">"make.names" <text:s text:c="40"/>1.88 <text:s text:c="5"/>1.91 <text:s text:c="5"/>0.38 <text:s text:c="4"/>0.39</text:p>
      <text:p text:style-name="P6">"mode" <text:s text:c="46"/>1.86 <text:s text:c="5"/>1.89 <text:s text:c="5"/>0.48 <text:s text:c="4"/>0.49</text:p>
      <text:p text:style-name="P6">"as.list" <text:s text:c="43"/>1.84 <text:s text:c="5"/>1.87 <text:s text:c="5"/>1.28 <text:s text:c="4"/>1.30</text:p>
      <text:p text:style-name="P6">"sapply" <text:s text:c="44"/>1.80 <text:s text:c="5"/>1.83 <text:s text:c="5"/>0.13 <text:s text:c="4"/>0.13</text:p>
      <text:p text:style-name="P6">2_PatchSimulation.R#29 <text:s text:c="30"/>1.74 <text:s text:c="5"/>1.77 <text:s text:c="5"/>0.00 <text:s text:c="4"/>0.00</text:p>
      <text:p text:style-name="P6">"self$oneDay_LarvaMaturation" <text:s text:c="23"/>1.73 <text:s text:c="5"/>1.76 <text:s text:c="5"/>0.00 <text:s text:c="4"/>0.00</text:p>
      <text:p text:style-name="P6">2_PatchSimulation.R#47 <text:s text:c="30"/>1.73 <text:s text:c="5"/>1.76 <text:s text:c="5"/>0.00 <text:s text:c="4"/>0.00</text:p>
      <text:p text:style-name="P6">"force" <text:s text:c="45"/>1.70 <text:s text:c="5"/>1.73 <text:s text:c="5"/>0.27 <text:s text:c="4"/>0.27</text:p>
      <text:p text:style-name="P6">2_PatchSimulation.R#222 <text:s text:c="29"/>1.66 <text:s text:c="5"/>1.69 <text:s text:c="5"/>1.32 <text:s text:c="4"/>1.34</text:p>
      <text:p text:style-name="P6">"expand.grid" <text:s text:c="39"/>1.66 <text:s text:c="5"/>1.69 <text:s text:c="5"/>0.75 <text:s text:c="4"/>0.76</text:p>
      <text:p text:style-name="P6">2_PatchSimulation.R#264 <text:s text:c="29"/>1.62 <text:s text:c="5"/>1.65 <text:s text:c="5"/>1.27 <text:s text:c="4"/>1.29</text:p>
      <text:p text:style-name="P6">4_MultiplexGeneratingFunction_multiLocus.R#305 <text:s text:c="6"/>1.53 <text:s text:c="5"/>1.55 <text:s text:c="5"/>0.01 <text:s text:c="4"/>0.01</text:p>
      <text:p text:style-name="P6">"split" <text:s text:c="45"/>1.44 <text:s text:c="5"/>1.46 <text:s text:c="5"/>0.12 <text:s text:c="4"/>0.12</text:p>
      <text:p text:style-name="P6">"[[" <text:s text:c="48"/>1.43 <text:s text:c="5"/>1.45 <text:s text:c="5"/>0.29 <text:s text:c="4"/>0.29</text:p>
      <text:p text:style-name="P6">"as.matrix" <text:s text:c="41"/>1.42 <text:s text:c="5"/>1.44 <text:s text:c="5"/>0.06 <text:s text:c="4"/>0.06</text:p>
      <text:p text:style-name="P6">"order" <text:s text:c="45"/>1.39 <text:s text:c="5"/>1.41 <text:s text:c="5"/>0.26 <text:s text:c="4"/>0.26</text:p>
      <text:p text:style-name="P6">"structure" <text:s text:c="41"/>1.38 <text:s text:c="5"/>1.40 <text:s text:c="5"/>1.02 <text:s text:c="4"/>1.04</text:p>
      <text:p text:style-name="P6">"vapply" <text:s text:c="44"/>1.38 <text:s text:c="5"/>1.40 <text:s text:c="5"/>0.61 <text:s text:c="4"/>0.62</text:p>
      <text:p text:style-name="P6">"as.matrix.data.frame" <text:s text:c="30"/>1.36 <text:s text:c="5"/>1.38 <text:s text:c="5"/>0.61 <text:s text:c="4"/>0.62</text:p>
      <text:p text:style-name="P6">"split.default" <text:s text:c="37"/>1.32 <text:s text:c="5"/>1.34 <text:s text:c="5"/>0.12 <text:s text:c="4"/>0.12</text:p>
      <text:p text:style-name="P6">"[[.data.frame" <text:s text:c="37"/>1.22 <text:s text:c="5"/>1.24 <text:s text:c="5"/>0.43 <text:s text:c="4"/>0.44</text:p>
      <text:p text:style-name="P6">"as.factor" <text:s text:c="41"/>1.18 <text:s text:c="5"/>1.20 <text:s text:c="5"/>0.05 <text:s text:c="4"/>0.05</text:p>
      <text:p text:style-name="P6">"length" <text:s text:c="44"/>1.15 <text:s text:c="5"/>1.17 <text:s text:c="5"/>1.15 <text:s text:c="4"/>1.17</text:p>
      <text:p text:style-name="P6">"pmatch" <text:s text:c="44"/>1.06 <text:s text:c="5"/>1.08 <text:s text:c="5"/>0.77 <text:s text:c="4"/>0.78</text:p>
      <text:p text:style-name="P6">"dim" <text:s text:c="47"/>1.05 <text:s text:c="5"/>1.07 <text:s text:c="5"/>0.44 <text:s text:c="4"/>0.45</text:p>
      <text:p text:style-name="P6">"is.factor" <text:s text:c="41"/>1.01 <text:s text:c="5"/>1.03 <text:s text:c="5"/>1.01 <text:s text:c="4"/>1.03</text:p>
      <text:p text:style-name="P6">4_MultiplexGeneratingFunction_multiLocus.R#306 <text:s text:c="6"/>1.01 <text:s text:c="5"/>1.03 <text:s text:c="5"/>0.03 <text:s text:c="4"/>0.03</text:p>
      <text:p text:style-name="P6">"as.data.frame.vector" <text:s text:c="30"/>0.98 <text:s text:c="5"/>1.00 <text:s text:c="5"/>0.18 <text:s text:c="4"/>0.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Bennett</meta:initial-creator>
    <meta:creation-date>2018-01-17T09:43:17.228688151</meta:creation-date>
    <dc:date>2018-01-17T12:18:13.045511076</dc:date>
    <dc:creator>Jared Bennett</dc:creator>
    <meta:editing-duration>PT2H9M15S</meta:editing-duration>
    <meta:editing-cycles>1</meta:editing-cycles>
    <meta:document-statistic meta:table-count="0" meta:image-count="0" meta:object-count="0" meta:page-count="11" meta:paragraph-count="480" meta:word-count="2322" meta:character-count="39539" meta:non-whitespace-character-count="15228"/>
    <meta:generator>LibreOffice/5.3.1.2$Linux_X86_64 LibreOffice_project/30m0$Build-2</meta:generator>
  </office:meta>
</office:document-meta>
</file>